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1" svg:font-family="Tino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background-color="#ffff00"/>
    </style:style>
    <style:style style:name="T2" style:family="text">
      <style:text-properties fo:background-color="#ccff00"/>
    </style:style>
    <style:style style:name="T3" style:family="text">
      <style:text-properties fo:background-color="#ff3333"/>
    </style:style>
    <style:style style:name="T4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&lt;!DOCTYPE html PUBLIC "-//W3C//DTD XHTML 1.0 Transitional//EN" "http://www.w3.org/TR/xhtml1/DTD/xhtml1-transitional.dtd"&gt;&lt;html xml:lang="es" lang="es" xmlns="http://www.w3.org/1999/xhtml"&gt;&lt;head&gt;&lt;script&gt;</text:p>
      <text:p text:style-name="Preformatted_20_Text"><text:tab/><text:tab/><text:tab/><text:tab/><text:tab/>(function(w,d,s,l,i){w[l]=w[l]||[];w[l].push({'gtm.start':new Date().getTime(),event:'gtm.js'});var f=d.getElementsByTagName(s)[0],j=d.createElement(s),dl=l!='dataLayer'?'&amp;amp;l='+l:'';j.async=true;j.src='https://www.googletagmanager.com/gtm.js?id='+i+dl;f.parentNode.insertBefore(j,f);})(window,document,'script','dataLayer','GTM-NNC39WZ');</text:p>
      <text:p text:style-name="Preformatted_20_Text"><text:tab/><text:tab/><text:tab/><text:tab/>&lt;/script&gt;&lt;meta http-equiv="Content-Type" content="text/html; charset=iso-8859-1" /&gt;&lt;meta http-equiv="CACHE-CONTROL" content="NO-CACHE" /&gt;&lt;meta http-equiv="PRAGMA" content="NO-CACHE" /&gt;&lt;meta http-equiv="X-UA-Compatible" content="IE=edge" /&gt;&lt;meta name="robots" content="INDEX,FOLLOW,NOARCHIVE" /&gt;&lt;meta name="description" content="REFORMA es un diario de noticias y avisos de ocasi�n de circulaci�n nacional, con un peri�dico impreso y un sitio en l�nea editados por el GRUPO REFORMA en la Ciudad de M�xico." /&gt;&lt;meta name="keywords" content="peri�dico, diario, noticias, avisos de ocasi�n, edici�n impresa, M�xico, Nacional, Ciudad de M�xico, cdmx, REFORMA, GRUPO REFORMA, CANCHA" /&gt;&lt;meta property="og:image" content="https://www.reforma.com/libre/imgdiseno/logo_redes.png" /&gt;&lt;meta property="fb:pages" content="62398583826" /&gt;&lt;meta name="cXenseParse:pageclass" content="frontpage" /&gt;&lt;meta name="cXenseParse:url" content="https://www.reforma.com/" /&gt;&lt;title&gt;reforma - portada&lt;/title&gt;&lt;link rel="canonical" href="https://www.reforma.com/" /&gt;&lt;link rel="alternate" type="application/rss+xml" href="rss/portada.xml" title="reforma - portada" /&gt;&lt;link rel="stylesheet" type="text/css" href="https://stats.gruporeforma.com/js/fonts.css" /&gt;&lt;link rel="stylesheet" type="text/css" href="https://www.gruporeforma.com/imd/libre/ticker/css/font_dseoGot.css" /&gt;&lt;link rel="stylesheet" type="text/css" href="https://www.gruporeforma.com/imd/libre/ticker/css/font_dseoGot_Narrow.css" /&gt;&lt;link rel="stylesheet" type="text/css" href="https://www.gruporeforma.com/imd/libre/ticker/css/ticker.css" /&gt;&lt;link rel="stylesheet" type="text/css" href="https://img.gruporeforma.com/reforma/css/reset.css" /&gt;&lt;link rel="stylesheet" type="text/css" href="https://img.gruporeforma.com/reforma/css/smoothDivScroll.css" /&gt;&lt;link rel="stylesheet" type="text/css" href="https://img.gruporeforma.com/reforma/js/scroll/jquery.mCustomScrollbar.css" /&gt;&lt;link rel="stylesheet" type="text/css" href="https://img.gruporeforma.com/reforma/js/jquery.bxslider/jquery.bxslider.css" /&gt;&lt;link rel="stylesheet" type="text/css" href="https://img.gruporeforma.com/reforma/js/jquery.fancybox/jquery.fancybox.css" /&gt;&lt;link rel="stylesheet" type="text/css" href="https://img.gruporeforma.com/reforma/css/grid.css" /&gt;&lt;link rel="stylesheet" type="text/css" href="https://img.gruporeforma.com/reforma/css/gridos.css" /&gt;&lt;link rel="stylesheet" type="text/css" href="https://img.gruporeforma.com/reforma/css/header.css?ts=20190604" /&gt;&lt;link rel="stylesheet" type="text/css" href="https://img.gruporeforma.com/reforma/css/footer.css" /&gt;&lt;script type="text/javascript" src="https://stats.gruporeforma.com/AppBannerApple.js"&gt;&lt;!----&gt;&lt;/script&gt;&lt;script type="text/javascript" src="https://stats.gruporeforma.com/js/ini.js"&gt;&lt;!----&gt;&lt;/script&gt;&lt;script type="text/javascript" src="https://img.gruporeforma.com/js/jquery.min.js"&gt;&lt;!----&gt;&lt;/script&gt;&lt;script type="text/javascript" src="https://img.gruporeforma.com/js/jquery-ui.custom.min.js"&gt;&lt;!----&gt;&lt;/script&gt;&lt;script type="text/javascript" src="https://stats.gruporeforma.com/jquery.smartbanner.js"&gt;&lt;!----&gt;&lt;/script&gt;&lt;script type="text/javascript" src="https://img.gruporeforma.com/js/jQueryRotate.2.2.js"&gt;&lt;!----&gt;&lt;/script&gt;&lt;script type="text/javascript" src="https://img.gruporeforma.com/js/jquery.capSlide.js"&gt;&lt;!----&gt;&lt;/script&gt;&lt;script type="text/javascript" src="https://img.gruporeforma.com/js/jquery-scrolltofixed-min.js"&gt;&lt;!----&gt;&lt;/script&gt;&lt;script type="text/javascript" src="https://img.gruporeforma.com/js/jquery.kinetic.js"&gt;&lt;!----&gt;&lt;/script&gt;&lt;script type="text/javascript" src="https://img.gruporeforma.com/js/jquery.smoothdivscroll-1.3-min.js"&gt;&lt;!----&gt;&lt;/script&gt;&lt;script type="text/javascript" src="https://img.gruporeforma.com/js/scroll/jquery.mousewheel.min.js"&gt;&lt;!----&gt;&lt;/script&gt;&lt;script type="text/javascript" src="https://img.gruporeforma.com/js/scroll/jquery.mCustomScrollbar.js"&gt;&lt;!----&gt;&lt;/script&gt;&lt;script type="text/javascript" src="https://img.gruporeforma.com/js/jquery.bxslider/jquery.bxslider.min.js"&gt;&lt;!----&gt;&lt;/script&gt;&lt;script type="text/javascript" src="https://img.gruporeforma.com/js/jquery.lazyload.js"&gt;&lt;!----&gt;&lt;/script&gt;&lt;script type="text/javascript" src="https://img.gruporeforma.com/reforma/js/jquery.fancybox/jquery.fancybox.js"&gt;&lt;!----&gt;&lt;/script&gt;&lt;script type="text/javascript" src="https://img.gruporeforma.com/reforma/js/jquery.fancybox/helpers/jquery.fancybox-media.js"&gt;&lt;!----&gt;&lt;/script&gt;&lt;script type="text/javascript" src="https://img.gruporeforma.com/reforma/js/includeshome/jsValidaMovil2.js"&gt;&lt;!----&gt;&lt;/script&gt;&lt;script type="text/javascript" src="https://img.gruporeforma.com/reforma/js/jsUsuarioInterno.js"&gt;&lt;!----&gt;&lt;/script&gt;&lt;script type="text/javascript" src="libre/js/GRConfig2.js?ts=20171214"&gt;&lt;!----&gt;&lt;/script&gt;&lt;script type="text/javascript" src="libre/js/GRFunc2.js?ts=201905311155"&gt;&lt;!----&gt;&lt;/script&gt;&lt;script type="text/javascript"&gt;&lt;!--</text:p>
      <text:p text:style-name="Preformatted_20_Text"><text:tab/><text:tab/><text:tab/><text:tab/><text:tab/><text:tab/>var grFunc = new GRFunc();</text:p>
      <text:p text:style-name="Preformatted_20_Text"><text:tab/><text:tab/><text:tab/><text:tab/><text:tab/>--&gt;&lt;/script&gt;&lt;script type="text/javascript" src="https://img.gruporeforma.com/reforma/js/header.js"&gt;&lt;!----&gt;&lt;/script&gt;&lt;script type="text/javascript" src="https://img.gruporeforma.com/reforma/js/jsfunmenu.js?ts=20190530"&gt;&lt;!----&gt;&lt;/script&gt;&lt;script type="text/javascript" src="https://img.gruporeforma.com/reforma/js/jsgenmenu.js"&gt;&lt;!----&gt;&lt;/script&gt;&lt;script type="text/javascript" src="https://img.gruporeforma.com/reforma/js/footer.js"&gt;&lt;!----&gt;&lt;/script&gt;&lt;script type="text/javascript" src="libre/js/grpublicidad.js"&gt;&lt;!----&gt;&lt;/script&gt;&lt;script type="text/javascript" <text:soft-page-break/>src="https://www.gruporeforma.com/imd/libre/ticker/js/ticker.js"&gt;&lt;!----&gt;&lt;/script&gt;&lt;script type="text/javascript"&gt;&lt;!--</text:p>
      <text:p text:style-name="Preformatted_20_Text"><text:tab/><text:tab/><text:tab/><text:tab/><text:tab/><text:tab/>BuscaTemaDiaNoche();</text:p>
      <text:p text:style-name="Preformatted_20_Text"><text:tab/><text:tab/><text:tab/><text:tab/><text:tab/><text:tab/>var esHome = true;</text:p>
      <text:p text:style-name="Preformatted_20_Text"><text:tab/><text:tab/><text:tab/><text:tab/><text:tab/><text:tab/>var strValorPortada = "home";</text:p>
      <text:p text:style-name="Preformatted_20_Text"><text:tab/><text:tab/><text:tab/><text:tab/><text:tab/><text:tab/>grFunc.grConfig.IdSubCategoria = 672;</text:p>
      <text:p text:style-name="Preformatted_20_Text"><text:tab/><text:tab/><text:tab/><text:tab/><text:tab/><text:tab/>var genelabanner = '';</text:p>
      <text:p text:style-name="Preformatted_20_Text"><text:tab/><text:tab/><text:tab/><text:tab/><text:tab/><text:tab/>var optionsPublicidad = {</text:p>
      <text:p text:style-name="Preformatted_20_Text"><text:tab/><text:tab/><text:tab/><text:tab/><text:tab/><text:tab/><text:tab/>scopeformato: 'portadah'</text:p>
      <text:p text:style-name="Preformatted_20_Text"><text:tab/><text:tab/><text:tab/><text:tab/><text:tab/><text:tab/><text:tab/>, categoriadir: 'home'</text:p>
      <text:p text:style-name="Preformatted_20_Text"><text:tab/><text:tab/><text:tab/><text:tab/><text:tab/><text:tab/><text:tab/>, subcategoriadir: 'Portada'</text:p>
      <text:p text:style-name="Preformatted_20_Text"><text:tab/><text:tab/><text:tab/><text:tab/><text:tab/><text:tab/><text:tab/>, idelementosubcategoria: '672'</text:p>
      <text:p text:style-name="Preformatted_20_Text"><text:tab/><text:tab/><text:tab/><text:tab/><text:tab/><text:tab/><text:tab/>, tagsxportada: 'x91,x92,x93,x94,x95,x96,x97,x98,x99,x100,x101,x102,x103,x104,x105,x106,x107,x108,x109,x110,x111,x112,x113,x114,x115,x116,x09,x06,x10,x69'</text:p>
      <text:p text:style-name="Preformatted_20_Text"><text:tab/><text:tab/><text:tab/><text:tab/><text:tab/><text:tab/><text:tab/>, activarPromos: true</text:p>
      <text:p text:style-name="Preformatted_20_Text"><text:tab/><text:tab/><text:tab/><text:tab/><text:tab/><text:tab/><text:tab/>, urlHostXML: grFunc.NuestroHost</text:p>
      <text:p text:style-name="Preformatted_20_Text"><text:tab/><text:tab/><text:tab/><text:tab/><text:tab/><text:tab/><text:tab/>, urlBasePromo: grFunc.NuestroHost</text:p>
      <text:p text:style-name="Preformatted_20_Text"><text:tab/><text:tab/><text:tab/><text:tab/><text:tab/><text:tab/><text:tab/>, tipoPromo: 'hardnews'</text:p>
      <text:p text:style-name="Preformatted_20_Text"><text:tab/><text:tab/><text:tab/><text:tab/><text:tab/><text:tab/>};</text:p>
      <text:p text:style-name="Preformatted_20_Text"><text:tab/><text:tab/><text:tab/><text:tab/><text:tab/><text:tab/>var grAnuncio = new GRAnuncio(optionsPublicidad);</text:p>
      <text:p text:style-name="Preformatted_20_Text"><text:tab/><text:tab/><text:tab/><text:tab/><text:tab/><text:tab/>grAnuncio.Carga_OAS_RICH();</text:p>
      <text:p text:style-name="Preformatted_20_Text"><text:tab/><text:tab/><text:tab/><text:tab/><text:tab/>--&gt;&lt;/script&gt;&lt;/head&gt;&lt;body&gt;&lt;noscript&gt;&lt;iframe src="https://www.googletagmanager.com/ns.html?id=GTM-NNC39WZ" height="0" width="0" style="display:none;visibility:hidden"&gt;&lt;!----&gt;&lt;/iframe&gt;&lt;/noscript&gt;&lt;script&gt;</text:p>
      <text:p text:style-name="Preformatted_20_Text"><text:tab/><text:tab/><text:tab/><text:tab/><text:tab/>dataLayer.push({'articleId':'CMS_19_672'</text:p>
      <text:p text:style-name="Preformatted_20_Text"><text:tab/><text:tab/><text:tab/><text:tab/><text:tab/>,'articlePublishTime':new Date('2019-07-04 22:35:31').toISOString()</text:p>
      <text:p text:style-name="Preformatted_20_Text"><text:tab/><text:tab/><text:tab/><text:tab/><text:tab/>,'articleSource':'Grupo Reforma'</text:p>
      <text:p text:style-name="Preformatted_20_Text"><text:tab/><text:tab/><text:tab/><text:tab/><text:tab/>,'articleType':'news'</text:p>
      <text:p text:style-name="Preformatted_20_Text"><text:tab/><text:tab/><text:tab/><text:tab/><text:tab/>,'articleUpdateTime':new Date('2019-07-04 22:35:31').toISOString()</text:p>
      <text:p text:style-name="Preformatted_20_Text"><text:tab/><text:tab/><text:tab/><text:tab/><text:tab/>,'author':'Grupo Reforma'</text:p>
      <text:p text:style-name="Preformatted_20_Text"><text:tab/><text:tab/><text:tab/><text:tab/><text:tab/>,'categories':'Home'</text:p>
      <text:p text:style-name="Preformatted_20_Text"><text:tab/><text:tab/><text:tab/><text:tab/><text:tab/>,'characterCount':'NA'</text:p>
      <text:p text:style-name="Preformatted_20_Text"><text:tab/><text:tab/><text:tab/><text:tab/><text:tab/>,'documentTitle':(document.title||"-").replace(/^\s+|\s+$/g,"").replace(/(^$|^\x2d$)/g,"NULL").replace(/(\x22|\x27)/g,"")</text:p>
      <text:p text:style-name="Preformatted_20_Text"><text:tab/><text:tab/><text:tab/><text:tab/><text:tab/>,'email':(grFunc.Get_Cookie("euser")||"-").replace(/^\s+|\s+$/g,"").replace(/(^$|^\x2d$)/g,"NULL").replace(/(\x22|\x27)/g,"")</text:p>
      <text:p text:style-name="Preformatted_20_Text"><text:tab/><text:tab/><text:tab/><text:tab/><text:tab/>,'hierarchy':'Home/Portada'</text:p>
      <text:p text:style-name="Preformatted_20_Text"><text:tab/><text:tab/><text:tab/><text:tab/><text:tab/>,'mediaType':'texto,foto,video'</text:p>
      <text:p text:style-name="Preformatted_20_Text"><text:tab/><text:tab/><text:tab/><text:tab/><text:tab/>,'metered':'1|1'</text:p>
      <text:p text:style-name="Preformatted_20_Text"><text:tab/><text:tab/><text:tab/><text:tab/><text:tab/>,'pageNumber':'1'</text:p>
      <text:p text:style-name="Preformatted_20_Text"><text:tab/><text:tab/><text:tab/><text:tab/><text:tab/>,'pageType':'home'</text:p>
      <text:p text:style-name="Preformatted_20_Text"><text:tab/><text:tab/><text:tab/><text:tab/><text:tab/>,'paragraphCount':'NA'</text:p>
      <text:p text:style-name="Preformatted_20_Text"><text:tab/><text:tab/><text:tab/><text:tab/><text:tab/>,'publicationName':grFunc.IdPlaza==101?'El Norte':grFunc.IdPlaza==102?'Reforma':'Mural'</text:p>
      <text:p text:style-name="Preformatted_20_Text"><text:tab/><text:tab/><text:tab/><text:tab/><text:tab/>,'premium':'1'</text:p>
      <text:p text:style-name="Preformatted_20_Text"><text:tab/><text:tab/><text:tab/><text:tab/><text:tab/>,'section':'Home'</text:p>
      <text:p text:style-name="Preformatted_20_Text"><text:tab/><text:tab/><text:tab/><text:tab/><text:tab/>,'userId':(grFunc.Get_Cookie("fpcuenta")||"-").replace(/^\s+|\s+$/g,"").replace(/(^$|^\x2d$)/g,"NULL").replace(/(\x22|\x27)/g,"")</text:p>
      <text:p text:style-name="Preformatted_20_Text"><text:tab/><text:tab/><text:tab/><text:tab/><text:tab/>,'wordCount':'NA'</text:p>
      <text:p text:style-name="Preformatted_20_Text"><text:tab/><text:tab/><text:tab/><text:tab/><text:tab/>,'keywords':(document.getElementsByName('keywords')[0]?document.getElementsByName('keywords')[0].content:"-").replace(/^\s+|\s+$/g,"").replace(/(^$|^\x2d$)/g,"NULL").replace(/(\x22|\x27)/g,"")</text:p>
      <text:p text:style-name="Preformatted_20_Text"><text:tab/><text:tab/><text:tab/><text:tab/><text:tab/>,'parentSite':grFunc.IdPlaza==101?'elnorte.com':grFunc.IdPlaza==102?'reforma.com':'mural.com'</text:p>
      <text:p text:style-name="Preformatted_20_Text"><text:tab/><text:tab/><text:tab/><text:tab/><text:tab/>});</text:p>
      <text:p text:style-name="Preformatted_20_Text"><text:tab/><text:tab/><text:tab/><text:tab/>&lt;/script&gt;&lt;div id="header" style="margin-bottom: 30px;"&gt;&lt;script type="text/javascript"&gt;&lt;!--</text:p>
      <text:p text:style-name="Preformatted_20_Text"><text:tab/><text:tab/><text:tab/><text:tab/><text:tab/><text:tab/><text:tab/>drawHeaderC({urlhost: grFunc.NuestroHost, idplaza: <text:soft-page-break/>grFunc.IdPlaza, altname: grFunc.NombrePlaza, strcategoria:'', scope:0});</text:p>
      <text:p text:style-name="Preformatted_20_Text"><text:tab/><text:tab/><text:tab/><text:tab/><text:tab/><text:tab/>--&gt;&lt;/script&gt;&lt;/div&gt;&lt;div class="banner_bg_pubexpand" id="ad_wallpaper"&gt;&lt;script type="text/javascript"&gt;&lt;!--</text:p>
      <text:p text:style-name="Preformatted_20_Text"><text:tab/><text:tab/><text:tab/><text:tab/><text:tab/><text:tab/><text:tab/>grAnuncio.DisplayAds('x09', false);</text:p>
      <text:p text:style-name="Preformatted_20_Text"><text:tab/><text:tab/><text:tab/><text:tab/><text:tab/><text:tab/>--&gt;&lt;/script&gt;&lt;/div&gt;&lt;div class="banner_center_pubexpand" id="publicidad_wallpaper_center" style="display:none;"&gt;&lt;div class="btn_pubesp_pubexpand" id="btnclosepub"&gt;&lt;img src="libre/imgdiseno/publicidad/close.png" border="0" onClick="grFunc.ContraeEspecialExp();" /&gt;&lt;/div&gt;&lt;div class="btn_pubesp_pubexpand" style="display:none" id="btnexpandpub"&gt;&lt;img src="libre/imgdiseno/publicidad/expand.png" border="0" onClick="grFunc.ExpandeEspecialExp();" /&gt;&lt;/div&gt;&lt;script type="text/javascript"&gt;&lt;!--</text:p>
      <text:p text:style-name="Preformatted_20_Text"><text:tab/><text:tab/><text:tab/><text:tab/><text:tab/><text:tab/><text:tab/>grAnuncio.DisplayAds('x06', false);</text:p>
      <text:p text:style-name="Preformatted_20_Text"><text:tab/><text:tab/><text:tab/><text:tab/><text:tab/><text:tab/><text:tab/>genelabanner = document.getElementById('publicidad_wallpaper_center').innerHTML;</text:p>
      <text:p text:style-name="Preformatted_20_Text"><text:tab/><text:tab/><text:tab/><text:tab/><text:tab/><text:tab/>--&gt;&lt;/script&gt;&lt;/div&gt;&lt;div id="pubesp4" style="width:960px; margin-left:auto; margin-right:auto;"&gt;&lt;script type="text/javascript"&gt;&lt;!--</text:p>
      <text:p text:style-name="Preformatted_20_Text"><text:tab/><text:tab/><text:tab/><text:tab/><text:tab/><text:tab/><text:tab/>grAnuncio.DisplayAds('x69', false);</text:p>
      <text:p text:style-name="Preformatted_20_Text"><text:tab/><text:tab/><text:tab/><text:tab/><text:tab/><text:tab/>--&gt;&lt;/script&gt;&lt;/div&gt;&lt;div id="contenido"&gt;&lt;div id="divEnvioAlertaWeb" style="margin-bottom: 30px;"&gt; &lt;/div&gt;&lt;div id="unodostres"&gt;&lt;div style='height:530px; width:300px; position:relative; margin-left:0px; margin-top:0px; margin-right:30px;margin-bottom:30px;'&gt;&lt;div class="mdl ppal x1 y2"&gt;&lt;div class="zoomBtn" style="cursor:pointer;"&gt;&lt;a class="divLightbox" onclick="grFunc.Zoom('modal',URLImagenes+'imagenes/960x640/5/507/4506725.jpg',960,640,'Los agentes llegaron hasta los insultos por decisiones tomadas.','FOTO: �scar Mireles')"&gt;</text:p>
      <text:p text:style-name="Preformatted_20_Text"><text:tab/><text:tab/><text:tab/><text:tab/><text:tab/>�</text:p>
      <text:p text:style-name="Preformatted_20_Text"><text:tab/><text:tab/><text:tab/><text:tab/>&lt;/a&gt;&lt;/div&gt;&lt;div class="foto_2v_H"&gt;&lt;div class="grdAV"&gt;�&lt;/div&gt;&lt;a class="ligaonclick" href="dividen-liderazgos-a-pfs-rebeldes/ar1715847?v=9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5/8114750.jpg";</text:p>
      <text:p text:style-name="Preformatted_20_Text"><text:s text:c="14"/>document.write('&lt;img border="0" width="375" height="250" <text:s/>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</text:p>
      <text:p text:style-name="Preformatted_20_Text"><text:span text:style-name="T3"/></text:p>
      <text:p text:style-name="Preformatted_20_Text"><text:span text:style-name="T3">&lt;h1&gt;</text:span></text:p>
      <text:p text:style-name="Preformatted_20_Text"><text:span text:style-name="T4"><text:tab/></text:span><text:span text:style-name="T1">&lt;a class="ligaonclick" href="</text:span><text:span text:style-name="T2">dividen-liderazgos-a-pfs-rebeldes/ar1715847?v=9</text:span><text:span text:style-name="T1">"&gt;</text:span></text:p>
      <text:p text:style-name="Preformatted_20_Text"><text:span text:style-name="T1"><text:tab/><text:tab/>Dividen liderazgos&lt;br&gt;a PFs rebeldes</text:span></text:p>
      <text:p text:style-name="Preformatted_20_Text"><text:span text:style-name="T1"><text:tab/>&lt;/a&gt;</text:span></text:p>
      <text:p text:style-name="Preformatted_20_Text">&lt;/h1&gt;</text:p>
      <text:p text:style-name="Preformatted_20_Text">&lt;p&gt;</text:p>
      <text:p text:style-name="Preformatted_20_Text"><text:span text:style-name="T1"><text:tab/>&lt;a class="ligaonclick" href="</text:span><text:span text:style-name="T2">dividen-liderazgos-a-pfs-rebeldes/ar1715847?v=9</text:span><text:span text:style-name="T1">"&gt;</text:span></text:p>
      <text:p text:style-name="Preformatted_20_Text"><text:span text:style-name="T1"><text:tab/><text:tab/>Agentes federales que tienen tomado el Centro de Mando de la PF en Iztapalapa jalonean los liderazgos del movimiento al grado de insultarse.</text:span></text:p>
      <text:p text:style-name="Preformatted_20_Text"><text:span text:style-name="T1"><text:tab/>&lt;/a&gt;</text:span></text:p>
      <text:p text:style-name="Preformatted_20_Text">&lt;/p&gt;</text:p>
      <text:p text:style-name="Preformatted_20_Text">&lt;ul class="ic_text herr"&gt;&lt;li&gt;<text:span text:style-name="T1">&lt;a class="ligaonclick" href="niega-preso-por-plagio-liderar-protesta-de-pfs/ar1715820?v=3" style="margin-right:4px;cursor:pointer;"&gt;&lt;img src="libre/imgdiseno/Articulo.png" border="0" /&gt;&lt;/a&gt;</text:span>&lt;/li&gt;&lt;/ul&gt;&lt;/div&gt;&lt;/div&gt;&lt;div style='height:250px; width:630px; position:relative; margin-left:330px; margin-top:-560px; margin-right:0px;margin-bottom:30px;'&gt;&lt;div class="mdl x2 y1 ppal"&gt;&lt;div class="x1" style="float:left;"&gt;</text:p>
      <text:p text:style-name="Preformatted_20_Text"><text:span text:style-name="T3"/></text:p>
      <text:p text:style-name="Preformatted_20_Text"><text:span text:style-name="T3">&lt;h1</text:span> style="font: 400 35px/38px 'Oswald Regular','Arial',serif;color: #fff; padding-top:30px"&gt;<text:span text:style-name="T1">&lt;a class="ligaonclick" href="agradece-ruiz-a-dios-por-hallar-a-pena/ar1716013?v=2"&gt;Agradece Ruiz &lt;br&gt;a Dios &lt;br&gt;por hallar a Pe�a&lt;/a&gt;</text:span>&lt;/h1&gt;&lt;p&gt;<text:span text:style-name="T1">&lt;a class="ligaonclick" href="agradece-ruiz-a-dios-por-hallar-a-pena/ar1716013?v=2"&gt;Tania Ruiz Eichelmann agradeci� a Dios en Instagram por haber puesto en su camino a su novio, el ex Presidente Enrique Pe�a Nieto.&lt;/a&gt;</text:span>&lt;/p&gt;&lt;ul class="ic_text herr"&gt;&lt;li&gt;&lt;a class="ligaonclick" href="defiende-tania-ruiz-baile-de-pena-nieto/ar1706630?v=4" style="margin-right:4px;cursor:pointer;"&gt;&lt;img src="libre/imgdiseno/Articulo.png" border="0" /&gt;&lt;/a&gt;&lt;/li&gt;&lt;/ul&gt;&lt;/div&gt;&lt;div class="foto2H"&gt;&lt;div class="zoomBtn" style="cursor:pointer;"&gt;&lt;a class="divLightbox" onclick="grFunc.Zoom('modal',URLImagenes+'imagenes/960x640/5/507/4506982.jpg',960,640,'La modelo dio gracias a Dios por poner a Pe�a Nieto en su vida.','FOTO: tomada del Instagram @taniaruize')"&gt;</text:p>
      <text:p text:style-name="Preformatted_20_Text"><text:tab/><text:tab/><text:tab/><text:tab/><text:tab/><text:tab/><text:tab/><text:tab/>�</text:p>
      <text:p text:style-name="Preformatted_20_Text"><text:tab/><text:tab/><text:tab/><text:tab/><text:tab/><text:tab/><text:tab/>&lt;/a&gt;&lt;/div&gt;&lt;div class="grd2H"&gt;�&lt;/div&gt;&lt;a <text:soft-page-break/>class="ligaonclick" href="agradece-ruiz-a-dios-por-hallar-a-pena/ar1716013?v=2"&gt;&lt;script type="text/javascript"&gt;&lt;!--</text:p>
      <text:p text:style-name="Preformatted_20_Text"><text:tab/><text:tab/><text:tab/><text:tab/><text:tab/><text:tab/><text:tab/><text:tab/><text:tab/></text:p>
      <text:p text:style-name="Preformatted_20_Text"><text:s text:c="18"/>appFC=URLImagenes+"imagenes/elementorelacionado/9/116/8115386.jpg";</text:p>
      <text:p text:style-name="Preformatted_20_Text"><text:s text:c="18"/>document.write('&lt;img border="0" alt="" <text:s/>class="lazy" data-original="'+appFC+'"/&gt;');</text:p>
      <text:p text:style-name="Preformatted_20_Text"><text:s text:c="18"/></text:p>
      <text:p text:style-name="Preformatted_20_Text"><text:tab/><text:tab/><text:tab/><text:tab/><text:tab/><text:tab/><text:tab/><text:tab/>--&gt;&lt;/script&gt;&lt;/a&gt;&lt;/div&gt;&lt;/div&gt;&lt;/div&gt;&lt;div style='height:250px; width:300px; position:relative; margin-left:330px; margin-top: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5/4504474.jpg',960,640,'La Ley da nuevas facultades al titular del Ejecutivo.','FOTO: Reuters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desdena-amlo-otra-cumbre-presidencial/ar1715743?v=6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09/8108959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desdena-amlo-otra-cumbre-presidencial/ar1715743?v=6"&gt;Desde�a AMLO &lt;br&gt;otra cumbre presidencial&lt;/a&gt;&lt;/h1&gt;&lt;p class="ic_text"&gt;&lt;a class="ligaonclick" href="desdena-amlo-otra-cumbre-presidencial/ar1715743?v=6"&gt;Al igual que en el G20, L�pez Obrador envi� como su representante al Canciller Ebrard a la Cumbre de la Alianza del Pac�fico en Lima, Per�.&lt;/a&gt;&lt;/p&gt;&lt;ul class="ic_text herr"&gt;&lt;li&gt;&lt;a class="ligaonclick" href="desdena-amlo-otra-cumbre-presidencial/ar1715743?v=6&amp;amp;.html#comart" style="margin-right:4px;cursor:pointer;"&gt;47 &lt;img src="libre/imgdiseno/comentario.png" border="0" /&gt;&lt;/a&gt;&lt;/li&gt;&lt;li&gt;&lt;a class="ligaonclick" href="convive-esposa-de-ebrard-con-primeras-damas-en-g20/ar1711581?v=2" style="margin-right:4px;cursor:pointer;"&gt;&lt;img src="libre/imgdiseno/Articulo.png" border="0" /&gt;&lt;/a&gt;&lt;/li&gt;&lt;/ul&gt;&lt;/div&gt;&lt;/div&gt;&lt;/div&gt;&lt;/div&gt;&lt;div style='height:250px; width:300px; position:relative; margin-left:660px; margin-top:-280px; margin-right: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832.jpg',960,640,'Tres adultos y un menor resultaron lesionados por la ca�da de un anuncio que fue causada por lluvia y viento de esta tarde, en Iztapalapa.','FOTO: Especial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deja-cuatro-heridos-caida-de-espectacular/ar1715913?v=3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5/8114999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deja-cuatro-heridos-caida-de-espectacular/ar1715913?v=3"&gt;Deja cuatro heridos &lt;br&gt;ca�da de espectacular&lt;/a&gt;&lt;/h1&gt;&lt;p class="ic_text"&gt;&lt;a class="ligaonclick" href="deja-cuatro-heridos-caida-de-espectacular/ar1715913?v=3"&gt;Tres adultos y un menor resultaron lesionados por la ca�da de un anuncio que fue causada por lluvia y viento de esta tarde, en Iztapalapa.&lt;/a&gt;&lt;/p&gt;&lt;ul class="ic_text herr" /&gt;&lt;/div&gt;&lt;/div&gt;&lt;/div&gt;&lt;/div&gt;&lt;div style='height:250px; width:300px; position:relative; margin-left:0px; margin-top: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742.jpg',960,640,'Aviones de la Marina formaron parte del espect�culo.','FOTO: Reuters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despliega-trump-a-ejercito-en-desfile-de-4-de-julio/ar1715856?v=4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5/8114783.jpg";</text:p>
      <text:p text:style-name="Preformatted_20_Text"><text:s text:c="14"/>document.write('&lt;img border="0" alt="" class="lazy" data-original="'+appFC+'"/&gt;');</text:p>
      <text:p text:style-name="Preformatted_20_Text"><text:soft-page-break/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despliega-trump-a-ejercito-en-desfile-de-4-de-julio/ar1715856?v=4"&gt;Despliega Trump a Ej�rcito&lt;br&gt;en desfile de 4 de julio&lt;/a&gt;&lt;/h1&gt;&lt;p class="ic_text"&gt;&lt;a class="ligaonclick" href="despliega-trump-a-ejercito-en-desfile-de-4-de-julio/ar1715856?v=4"&gt;Por primera vez en su historia, Ej�rcito de EU particip� en el desfile conmemorativo del D�a de la Independencia por instrucci�n de Trump.&lt;/a&gt;&lt;/p&gt;&lt;ul class="ic_text herr"&gt;&lt;li&gt;&lt;a class="ligaonclick" href="celebra-eu-aniversario-de-independencia/ar1715658?v=6" style="margin-right:4px;cursor:pointer;"&gt;&lt;img src="libre/imgdiseno/Articulo.png" border="0" /&gt;&lt;/a&gt;&lt;/li&gt;&lt;/ul&gt;&lt;/div&gt;&lt;/div&gt;&lt;/div&gt;&lt;/div&gt;&lt;div style='height:250px; width:300px; position:relative; margin-left:330px; margin-top:-28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848.jpg',960,640,'Una granizada cay� sobre la carretera libre M�xico-Toluca en el Kil�metro 31, a la altura de Colonia Puerto de Las Cruces.','FOTO: Tomada de Twitter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pega-granizada-en-la-mexico-toluca/ar1715922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6/8115040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pega-granizada-en-la-mexico-toluca/ar1715922"&gt;Pega granizada en la M�xico-Toluca&lt;/a&gt;&lt;/h1&gt;&lt;p class="ic_text"&gt;&lt;a class="ligaonclick" href="pega-granizada-en-la-mexico-toluca/ar1715922"&gt;Una granizada cay� sobre carretera libre M�xico-Toluca en el Kil�metro 31, a la altura de Colonia Puerto de Las Cruces; el tr�fico es lento.&lt;/a&gt;&lt;/p&gt;&lt;ul class="ic_text herr" /&gt;&lt;/div&gt;&lt;/div&gt;&lt;/div&gt;&lt;/div&gt;&lt;div style='height:250px; width:300px; position:relative; margin-left:660px; margin-top:-280px; margin-right:0px;margin-bottom:30px;'&gt;&lt;div class="mdl x1 y1"&gt;&lt;script type="text/javascript"&gt;</text:p>
      <text:p text:style-name="Preformatted_20_Text"><text:tab/><text:tab/><text:tab/><text:tab/>grAnuncio.DisplayAds2('x91', true, 'zonaprime', 'orden1', 300, 250);</text:p>
      <text:p text:style-name="Preformatted_20_Text"><text:tab/><text:tab/><text:tab/>&lt;/script&gt;&lt;/div&gt;&lt;/div&gt;&lt;/div&gt;&lt;div class="clearfix"&gt;&lt;!----&gt;&lt;/div&gt;&lt;div id="zonareelsespecial"&gt;&lt;div style='height:250px; width:960px; position:relative; margin-left:0px; margin-top:0px; margin-right:0px;margin-bottom:30px;'&gt;&lt;script language="JavaScript"&gt;&lt;!--</text:p>
      <text:p text:style-name="Preformatted_20_Text"><text:tab/><text:tab/><text:tab/><text:tab/></text:p>
      <text:p text:style-name="Preformatted_20_Text"><text:s text:c="8"/>fc882948 = new Array();</text:p>
      <text:p text:style-name="Preformatted_20_Text"><text:s text:c="8"/>document.write('&lt;div id="riel882948" class="bgGris x3"&gt;');</text:p>
      <text:p text:style-name="Preformatted_20_Text"><text:tab/><text:tab/><text:tab/>--&gt;&lt;/script&gt;&lt;div class="rielTit"&gt;&lt;script language="JavaScript"&gt;&lt;!--</text:p>
      <text:p text:style-name="Preformatted_20_Text"><text:tab/><text:tab/><text:tab/><text:tab/><text:tab/><text:tab/><text:tab/></text:p>
      <text:p text:style-name="Preformatted_20_Text"><text:s text:c="14"/>appHP882948=URLImagenes+"sc/cont/app/header/882948.png?ts=20190704223532";</text:p>
      <text:p text:style-name="Preformatted_20_Text"><text:s text:c="14"/>document.write('&lt;img style="vertical-align: middle; height:250px; width:40px;" src="'+ appHP882948 + '"/&gt;');</text:p>
      <text:p text:style-name="Preformatted_20_Text"><text:s text:c="14"/></text:p>
      <text:p text:style-name="Preformatted_20_Text"><text:tab/><text:tab/><text:tab/><text:tab/><text:tab/><text:tab/>--&gt;&lt;/script&gt;&lt;/div&gt;&lt;div id="riel_882948" class="riel y1"&gt;&lt;div id="div_1882948" class="mdl n x1 y1 mR_10 ic_container" style="float:left;"&gt;&lt;div class="btnArticulo"&gt;&lt;a class="ligaonclick" href="revira-fch-si-tienen-pruebas-presentenlas/ar1715720?v=9" /&gt;&lt;/div&gt;&lt;div class="overlay" style="display:none;"&gt;�&lt;/div&gt;&lt;div class="foto"&gt;&lt;a class="ligaonclick" href="revira-fch-si-tienen-pruebas-presentenlas/ar1715720?v=9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5/8114272.jpg";</text:p>
      <text:p text:style-name="Preformatted_20_Text"><text:s text:c="26"/>document.write('&lt;img id="0_882948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1882948 = {x: 0,y: 0}; finalCoorddiv_1882948 = {x: 0,y: 0};</text:p>
      <text:p text:style-name="Preformatted_20_Text"><text:soft-page-break/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1882948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1882948.x = (e.originalEvent.changedTouches[0].pageX); </text:p>
      <text:p text:style-name="Preformatted_20_Text"><text:tab/><text:tab/><text:tab/><text:tab/><text:tab/><text:tab/><text:tab/><text:tab/><text:tab/><text:tab/><text:tab/><text:tab/>originalCoorddiv_1882948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1882948.x = (e.originalEvent.changedTouches[0].pageX); </text:p>
      <text:p text:style-name="Preformatted_20_Text"><text:tab/><text:tab/><text:tab/><text:tab/><text:tab/><text:tab/><text:tab/><text:tab/><text:tab/><text:tab/><text:tab/><text:tab/>finalCoorddiv_1882948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1882948.x!=finalCoorddiv_1882948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revira-fch-si-tienen-pruebas-presentenlas/ar1715720?v=9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882948[0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NACIONAL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CONGRESO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revira-fch-si-tienen-pruebas-presentenlas/ar1715720?v=9"&gt;Revira FCH:&lt;br&gt;si tienen pruebas, pres�ntenlas&lt;/a&gt;&lt;/h1&gt;&lt;ul class="ic_text herr"&gt;&lt;li&gt;&lt;a onclick="grFunc.AbrirPagina('fancybox','maltrataron-a-federales-calderon/gr/vi118251?ap=1&amp;amp;md5=4f8e016e05015a711af8541560b00cc4&amp;amp;ta=0dfdbac11765226904c16cb9ad1b2efe'); return false;" style="margin-right:4px;cursor:pointer;"&gt;&lt;img src="libre/imgdiseno/galeriamultimedia.png" border="0" /&gt;&lt;/a&gt;&lt;/li&gt;&lt;li&gt;&lt;a class="ligaonclick" href="calderon-tendria-que-ser-mas-mesurado-batres/ar1715686" style="margin-right:4px;cursor:pointer;"&gt;&lt;img src="libre/imgdiseno/Articulo.png" border="0" /&gt;&lt;/a&gt;&lt;/li&gt;&lt;/ul&gt;&lt;/div&gt;&lt;/div&gt;&lt;/div&gt;&lt;div id="div_2882948" class="mdl n x1 y1 mR_10 ic_container" style="float:left;"&gt;&lt;div class="btnArticulo"&gt;&lt;a <text:soft-page-break/>class="ligaonclick" href="lidera-protesta-de-pfs-preso-por-plagio-durazo/ar1715444?v=13" /&gt;&lt;/div&gt;&lt;div class="overlay" style="display:none;"&gt;�&lt;/div&gt;&lt;div class="foto"&gt;&lt;a class="ligaonclick" href="lidera-protesta-de-pfs-preso-por-plagio-durazo/ar1715444?v=13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4/8113501.jpg";</text:p>
      <text:p text:style-name="Preformatted_20_Text"><text:s text:c="26"/>document.write('&lt;img id="1_882948" height="200px" width="300px" border="1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2882948 = {x: 0,y: 0}; finalCoorddiv_2882948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2882948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2882948.x = (e.originalEvent.changedTouches[0].pageX); </text:p>
      <text:p text:style-name="Preformatted_20_Text"><text:tab/><text:tab/><text:tab/><text:tab/><text:tab/><text:tab/><text:tab/><text:tab/><text:tab/><text:tab/><text:tab/><text:tab/>originalCoorddiv_2882948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2882948.x = (e.originalEvent.changedTouches[0].pageX); </text:p>
      <text:p text:style-name="Preformatted_20_Text"><text:tab/><text:tab/><text:tab/><text:tab/><text:tab/><text:tab/><text:tab/><text:tab/><text:tab/><text:tab/><text:tab/><text:tab/>finalCoorddiv_2882948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2882948.x!=finalCoorddiv_2882948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lidera-protesta-de-pfs-preso-por-plagio-durazo/ar1715444?v=13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882948[1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soft-page-break/><text:tab/>document.write('NACIONAL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POL�TICA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lidera-protesta-de-pfs-preso-por-plagio-durazo/ar1715444?v=13"&gt;Lidera protesta de PFs&lt;br&gt;preso por plagio.- Durazo&lt;/a&gt;&lt;/h1&gt;&lt;ul class="ic_text herr"&gt;&lt;li&gt;&lt;a class="ligaonclick" href="prende-a-medias-paro-de-pfs/ar1715427?v=3" style="margin-right:4px;cursor:pointer;"&gt;&lt;img src="libre/imgdiseno/Articulo.png" border="0" /&gt;&lt;/a&gt;&lt;/li&gt;&lt;/ul&gt;&lt;/div&gt;&lt;/div&gt;&lt;/div&gt;&lt;div id="div_3882948" class="mdl n x1 y1 mR_10 ic_container" style="float:left;"&gt;&lt;div class="btnArticulo"&gt;&lt;a class="ligaonclick" href="niega-preso-por-plagio-liderar-protesta-de-pfs/ar1715820?v=3" /&gt;&lt;/div&gt;&lt;div class="overlay" style="display:none;"&gt;�&lt;/div&gt;&lt;div class="foto"&gt;&lt;a class="ligaonclick" href="niega-preso-por-plagio-liderar-protesta-de-pfs/ar1715820?v=3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5/8114472.jpg";</text:p>
      <text:p text:style-name="Preformatted_20_Text"><text:s text:c="26"/>document.write('&lt;img id="2_882948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3882948 = {x: 0,y: 0}; finalCoorddiv_3882948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3882948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3882948.x = (e.originalEvent.changedTouches[0].pageX); </text:p>
      <text:p text:style-name="Preformatted_20_Text"><text:tab/><text:tab/><text:tab/><text:tab/><text:tab/><text:tab/><text:tab/><text:tab/><text:tab/><text:tab/><text:tab/><text:tab/>originalCoorddiv_3882948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3882948.x = (e.originalEvent.changedTouches[0].pageX); </text:p>
      <text:p text:style-name="Preformatted_20_Text"><text:tab/><text:tab/><text:tab/><text:tab/><text:tab/><text:tab/><text:tab/><text:tab/><text:tab/><text:tab/><text:tab/><text:tab/>finalCoorddiv_3882948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3882948.x!=finalCoorddiv_3882948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niega-preso-por-plagio-liderar-protesta-de-pfs/ar1715820?v=3');</text:p>
      <text:p text:style-name="Preformatted_20_Text"><text:soft-page-break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882948[2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NACIONAL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SEGURIDAD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niega-preso-por-plagio-liderar-protesta-de-pfs/ar1715820?v=3"&gt;...Y abogado niega&lt;br&gt;pertenecer al movimiento&lt;/a&gt;&lt;/h1&gt;&lt;ul class="ic_text herr"&gt;&lt;li&gt;&lt;a class="ligaonclick" href="lidera-protesta-de-pfs-preso-por-plagio-durazo/ar1715444?v=13" style="margin-right:4px;cursor:pointer;"&gt;&lt;img src="libre/imgdiseno/Articulo.png" border="0" /&gt;&lt;/a&gt;&lt;/li&gt;&lt;/ul&gt;&lt;/div&gt;&lt;/div&gt;&lt;/div&gt;&lt;div id="div_4882948" class="mdl n x1 y1 mR_10 ic_container" style="float:left;"&gt;&lt;div class="btnArticulo"&gt;&lt;a class="ligaonclick" href="ordena-amlo-investigar-corrupcion-en-pf/ar1715341?v=5" /&gt;&lt;/div&gt;&lt;div class="overlay" style="display:none;"&gt;�&lt;/div&gt;&lt;div class="foto"&gt;&lt;a class="ligaonclick" href="ordena-amlo-investigar-corrupcion-en-pf/ar1715341?v=5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4/8113123.jpg";</text:p>
      <text:p text:style-name="Preformatted_20_Text"><text:s text:c="26"/>document.write('&lt;img id="3_882948" height="200px" width="300px" border="1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4882948 = {x: 0,y: 0}; finalCoorddiv_4882948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4882948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4882948.x = (e.originalEvent.changedTouches[0].pageX); </text:p>
      <text:p text:style-name="Preformatted_20_Text"><text:tab/><text:tab/><text:tab/><text:tab/><text:tab/><text:tab/><text:tab/><text:tab/><text:tab/><text:tab/><text:tab/><text:tab/>originalCoorddiv_4882948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4882948.x = (e.originalEvent.changedTouches[0].pageX); </text:p>
      <text:p text:style-name="Preformatted_20_Text"><text:tab/><text:tab/><text:tab/><text:tab/><text:tab/><text:tab/><text:tab/><text:tab/><text:tab/><text:tab/><text:tab/><text:tab/>finalCoorddiv_4882948.y = (e.originalEvent.changedTouches[0].pageY); </text:p>
      <text:p text:style-name="Preformatted_20_Text"><text:tab/><text:tab/><text:tab/><text:tab/><text:tab/><text:tab/><text:tab/><text:tab/><text:tab/><text:tab/><text:tab/><text:tab/>if <text:soft-page-break/>(e.type=='touchend' &amp;&amp; originalCoorddiv_4882948.x!=finalCoorddiv_4882948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ordena-amlo-investigar-corrupcion-en-pf/ar1715341?v=5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882948[3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NACIONAL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SEGURIDAD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ordena-amlo-investigar-corrupcion-en-pf/ar1715341?v=5"&gt;Ordena AMLO indagar corrupci�n&lt;br&gt;en corporaci�n&lt;/a&gt;&lt;/h1&gt;&lt;ul class="ic_text herr"&gt;&lt;li&gt;&lt;a class="ligaonclick" href="reprochan-ciudadanos-bloqueos-en-vias/ar1715088?v=2" style="margin-right:4px;cursor:pointer;"&gt;&lt;img src="libre/imgdiseno/Articulo.png" border="0" /&gt;&lt;/a&gt;&lt;/li&gt;&lt;/ul&gt;&lt;/div&gt;&lt;/div&gt;&lt;/div&gt;&lt;div id="div_5882948" class="mdl n x1 y1 mR_10 ic_container" style="float:left;"&gt;&lt;div class="btnArticulo"&gt;&lt;a class="ligaonclick" href="rechazan-pfs-mano-negra-reclaman-a-amlo/ar1715382?v=8" /&gt;&lt;/div&gt;&lt;div class="overlay" style="display:none;"&gt;�&lt;/div&gt;&lt;div class="foto"&gt;&lt;a class="ligaonclick" href="rechazan-pfs-mano-negra-reclaman-a-amlo/ar1715382?v=8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4/8113209.jpg";</text:p>
      <text:p text:style-name="Preformatted_20_Text"><text:s text:c="26"/>document.write('&lt;img id="4_882948" height="200px" width="300px" border="1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5882948 = {x: 0,y: 0}; finalCoorddiv_5882948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5882948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soft-page-break/><text:tab/>originalCoorddiv_5882948.x = (e.originalEvent.changedTouches[0].pageX); </text:p>
      <text:p text:style-name="Preformatted_20_Text"><text:tab/><text:tab/><text:tab/><text:tab/><text:tab/><text:tab/><text:tab/><text:tab/><text:tab/><text:tab/><text:tab/><text:tab/>originalCoorddiv_5882948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5882948.x = (e.originalEvent.changedTouches[0].pageX); </text:p>
      <text:p text:style-name="Preformatted_20_Text"><text:tab/><text:tab/><text:tab/><text:tab/><text:tab/><text:tab/><text:tab/><text:tab/><text:tab/><text:tab/><text:tab/><text:tab/>finalCoorddiv_5882948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5882948.x!=finalCoorddiv_5882948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rechazan-pfs-mano-negra-reclaman-a-amlo/ar1715382?v=8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882948[4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NACIONAL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SEGURIDAD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rechazan-pfs-mano-negra-reclaman-a-amlo/ar1715382?v=8"&gt;Rechazan PFs 'mano negra';&lt;br&gt;reclaman a Presidente&lt;/a&gt;&lt;/h1&gt;&lt;ul class="ic_text herr"&gt;&lt;li&gt;&lt;a class="ligaonclick" href="ordena-amlo-investigar-corrupcion-en-pf/ar1715341?v=5" style="margin-right:4px;cursor:pointer;"&gt;&lt;img src="libre/imgdiseno/Articulo.png" border="0" /&gt;&lt;/a&gt;&lt;/li&gt;&lt;/ul&gt;&lt;/div&gt;&lt;/div&gt;&lt;/div&gt;&lt;div id="div_6882948" class="mdl n x1 y1 mR_10 ic_container" style="float:left;"&gt;&lt;div class="btnArticulo"&gt;&lt;a class="ligaonclick" href="pfs-no-arriesgan-gobernabilidad-segob/ar1715548?v=5" /&gt;&lt;/div&gt;&lt;div class="overlay" style="display:none;"&gt;�&lt;/div&gt;&lt;div class="foto"&gt;&lt;a class="ligaonclick" href="pfs-no-arriesgan-gobernabilidad-segob/ar1715548?v=5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4/8113772.jpg";</text:p>
      <text:p text:style-name="Preformatted_20_Text"><text:s text:c="26"/>document.write('&lt;img id="5_882948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soft-page-break/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6882948 = {x: 0,y: 0}; finalCoorddiv_6882948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6882948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6882948.x = (e.originalEvent.changedTouches[0].pageX); </text:p>
      <text:p text:style-name="Preformatted_20_Text"><text:tab/><text:tab/><text:tab/><text:tab/><text:tab/><text:tab/><text:tab/><text:tab/><text:tab/><text:tab/><text:tab/><text:tab/>originalCoorddiv_6882948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6882948.x = (e.originalEvent.changedTouches[0].pageX); </text:p>
      <text:p text:style-name="Preformatted_20_Text"><text:tab/><text:tab/><text:tab/><text:tab/><text:tab/><text:tab/><text:tab/><text:tab/><text:tab/><text:tab/><text:tab/><text:tab/>finalCoorddiv_6882948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6882948.x!=finalCoorddiv_6882948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pfs-no-arriesgan-gobernabilidad-segob/ar1715548?v=5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882948[5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NACIONAL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POL�TICA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pfs-no-arriesgan-gobernabilidad-segob/ar1715548?v=5"&gt;PFs no arriesgan gobernabilidad.- Segob&lt;/a&gt;&lt;/h1&gt;&lt;ul class="ic_text herr"&gt;&lt;li&gt;&lt;a class="ligaonclick" href="acusa-durazo-activismo-de-fch-en-paro-de-pf/ar1715538?v=2" style="margin-right:4px;cursor:pointer;"&gt;&lt;img src="libre/imgdiseno/Articulo.png" border="0" /&gt;&lt;/a&gt;&lt;/li&gt;&lt;/ul&gt;&lt;/div&gt;&lt;/div&gt;&lt;/div&gt;&lt;div id="div_7882948" class="mdl n <text:soft-page-break/>x1 y1 mR_10 ic_container" style="float:left;"&gt;&lt;div class="btnArticulo"&gt;&lt;a class="ligaonclick" href="protestan-federales-en-cuatro-estados/ar1715511?v=6" /&gt;&lt;/div&gt;&lt;div class="overlay" style="display:none;"&gt;�&lt;/div&gt;&lt;div class="foto"&gt;&lt;a class="ligaonclick" href="protestan-federales-en-cuatro-estados/ar1715511?v=6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4/8113710.jpg";</text:p>
      <text:p text:style-name="Preformatted_20_Text"><text:s text:c="26"/>document.write('&lt;img id="6_882948" height="200px" width="300px" border="1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7882948 = {x: 0,y: 0}; finalCoorddiv_7882948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7882948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7882948.x = (e.originalEvent.changedTouches[0].pageX); </text:p>
      <text:p text:style-name="Preformatted_20_Text"><text:tab/><text:tab/><text:tab/><text:tab/><text:tab/><text:tab/><text:tab/><text:tab/><text:tab/><text:tab/><text:tab/><text:tab/>originalCoorddiv_7882948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7882948.x = (e.originalEvent.changedTouches[0].pageX); </text:p>
      <text:p text:style-name="Preformatted_20_Text"><text:tab/><text:tab/><text:tab/><text:tab/><text:tab/><text:tab/><text:tab/><text:tab/><text:tab/><text:tab/><text:tab/><text:tab/>finalCoorddiv_7882948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7882948.x!=finalCoorddiv_7882948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protestan-federales-en-cuatro-estados/ar1715511?v=6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882948[6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soft-page-break/><text:tab/>document.write('NACIONAL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SEGURIDAD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protestan-federales-en-cuatro-estados/ar1715511?v=6"&gt;Protestan federales en cuatro estados&lt;/a&gt;&lt;/h1&gt;&lt;ul class="ic_text herr"&gt;&lt;li&gt;&lt;a class="ligaonclick" href="prende-a-medias-paro-de-pfs/ar1715427?v=3" style="margin-right:4px;cursor:pointer;"&gt;&lt;img src="libre/imgdiseno/Articulo.png" border="0" /&gt;&lt;/a&gt;&lt;/li&gt;&lt;/ul&gt;&lt;/div&gt;&lt;/div&gt;&lt;/div&gt;&lt;!----&gt;&lt;/div&gt;&lt;script language="JavaScript"&gt;&lt;!--</text:p>
      <text:p text:style-name="Preformatted_20_Text"><text:tab/><text:tab/><text:tab/><text:tab/></text:p>
      <text:p text:style-name="Preformatted_20_Text"><text:s text:c="8"/>document.write('&lt;/div&gt;');</text:p>
      <text:p text:style-name="Preformatted_20_Text"><text:s text:c="8"/>var load882948 = false;</text:p>
      <text:p text:style-name="Preformatted_20_Text"><text:s text:c="8"/>$(window).on('scroll load', function () {</text:p>
      <text:p text:style-name="Preformatted_20_Text"><text:tab/><text:tab/><text:tab/><text:tab/><text:tab/>var position = $("#riel882948").offset();</text:p>
      <text:p text:style-name="Preformatted_20_Text"><text:tab/><text:tab/><text:tab/><text:tab/><text:tab/>var scrollBottom = $(window).scrollTop() + $(window).height();</text:p>
      <text:p text:style-name="Preformatted_20_Text"><text:tab/><text:tab/><text:tab/><text:tab/><text:tab/>if(position.top&lt;(scrollBottom+200) &amp;&amp; !load882948)</text:p>
      <text:p text:style-name="Preformatted_20_Text"><text:tab/><text:tab/><text:tab/><text:tab/><text:tab/>{</text:p>
      <text:p text:style-name="Preformatted_20_Text"><text:tab/><text:tab/><text:tab/><text:tab/><text:tab/><text:tab/>load882948 = true;</text:p>
      <text:p text:style-name="Preformatted_20_Text"><text:tab/><text:tab/><text:tab/><text:tab/><text:tab/><text:tab/>for (i=0; i&lt;fc882948.length; i++)</text:p>
      <text:p text:style-name="Preformatted_20_Text"><text:tab/><text:tab/><text:tab/><text:tab/><text:tab/><text:tab/>{</text:p>
      <text:p text:style-name="Preformatted_20_Text"><text:tab/><text:tab/><text:tab/><text:tab/><text:tab/><text:tab/><text:tab/>$("#"+(i)+"_"+"882948").attr('src',fc882948[i].url);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s text:c="8"/>});</text:p>
      <text:p text:style-name="Preformatted_20_Text"><text:tab/><text:tab/><text:tab/> <text:s/>if (navigator.userAgent.match(/Android/i)|| navigator.userAgent.match(/webOS/i)|| navigator.userAgent.match(/iPhone/i)|| navigator.userAgent.match(/iPad/i)|| navigator.userAgent.match(/iPod/i)|| navigator.userAgent.match(/BlackBerry/i)|| navigator.userAgent.match(/Windows Phone/i))</text:p>
      <text:p text:style-name="Preformatted_20_Text"><text:tab/><text:tab/><text:tab/><text:tab/>{ </text:p>
      <text:p text:style-name="Preformatted_20_Text"><text:tab/><text:tab/><text:tab/><text:tab/><text:tab/>$("#riel_882948").smoothDivScroll({touchScrolling: true,manualContinuousScrolling: true,autoScrollingStep: 5,hotSpotScrolling:false,mousewheelScrolling:''});</text:p>
      <text:p text:style-name="Preformatted_20_Text"><text:tab/><text:tab/><text:tab/><text:tab/>}</text:p>
      <text:p text:style-name="Preformatted_20_Text"><text:tab/><text:tab/><text:tab/> <text:s/></text:p>
      <text:p text:style-name="Preformatted_20_Text"><text:tab/><text:tab/><text:tab/>--&gt;&lt;/script&gt;&lt;/div&gt;&lt;/div&gt;&lt;div class="clearfix"&gt;&lt;!----&gt;&lt;/div&gt;&lt;div id="zonatvtop"&gt;&lt;div style='height:250px; width:960px; position:relative; margin-left:0px; margin-top:0px; margin-right:0px;margin-bottom:30px;'&gt;&lt;div class="mdl x3 y1"&gt;&lt;iframe id="play3x1" frameborder="0" scrolling="no" width="960" height="250" src="aplicacioneslibre/video/modulos/c960xs-body.html"&gt;&lt;!----&gt;&lt;/iframe&gt;&lt;/div&gt;&lt;/div&gt;&lt;/div&gt;&lt;div class="clearfix"&gt;&lt;!----&gt;&lt;/div&gt;&lt;div id="zonaPlay_3x1" stlye="width:960px;height:250px;"&gt;&lt;div style='height:250px; width:960px; position:relative; margin-left:0px; margin-top:0px; margin-right:0px;margin-bottom:30px;'&gt;&lt;div class="mdl x3 y1"&gt;&lt;iframe id="play3x1" frameborder="0" scrolling="no" width="960" height="250" src="aplicacioneslibre/video/modulos/c960xs-mono-136.html"&gt;&lt;!----&gt;&lt;/iframe&gt;&lt;/div&gt;&lt;/div&gt;&lt;/div&gt;&lt;div class="clearfix"&gt;&lt;!----&gt;&lt;/div&gt;&lt;div id="zonanoticias"&gt;&lt;div style='height:250px; width:300px; position:relative; margin-left:0px; margin-top:0px; margin-right:30px;margin-bottom:30px;'&gt;&lt;div class="mdl x1 y1"&gt;&lt;script type="text/javascript"&gt;</text:p>
      <text:p text:style-name="Preformatted_20_Text"><text:tab/><text:tab/><text:tab/><text:tab/>grAnuncio.DisplayAds2('x92', true, 'zonanoticias', 'orden1', 300, 250);</text:p>
      <text:p text:style-name="Preformatted_20_Text"><text:tab/><text:tab/><text:tab/>&lt;/script&gt;&lt;/div&gt;&lt;/div&gt;&lt;div style='height:250px; width:300px; position:relative; margin-left:330px; margin-top:-28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692.jpg',960,640,'La concentraci�n de alga se extiende desde �frica hasta el Golfo de M�xico y es probable que permanezca en el mar, advierte estudio.','FOTO: Tomada de USF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hallan-mancha-de-sargazo-mas-grande-del-mundo/ar1715830?v=7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5/8114659.jpg";</text:p>
      <text:p text:style-name="Preformatted_20_Text"><text:soft-page-break/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hallan-mancha-de-sargazo-mas-grande-del-mundo/ar1715830?v=7"&gt;Hallan mancha de sargazo&lt;br&gt;m�s grande del mundo&lt;/a&gt;&lt;/h1&gt;&lt;p class="ic_text"&gt;&lt;a class="ligaonclick" href="hallan-mancha-de-sargazo-mas-grande-del-mundo/ar1715830?v=7"&gt;Un estudio revel� la mancha m�s grande del mundo de sargazo que se extiende desde el oeste de �frica hasta el Golfo de M�xico.&lt;br&gt;&lt;/a&gt;&lt;/p&gt;&lt;ul class="ic_text herr"&gt;&lt;li&gt;&lt;a class="ligaonclick" href="hallan-mancha-de-sargazo-mas-grande-del-mundo/ar1715830?v=7&amp;amp;.html#comart" style="margin-right:4px;cursor:pointer;"&gt;24 &lt;img src="libre/imgdiseno/comentario.png" border="0" /&gt;&lt;/a&gt;&lt;/li&gt;&lt;/ul&gt;&lt;/div&gt;&lt;/div&gt;&lt;/div&gt;&lt;/div&gt;&lt;div style='height:250px; width:300px; position:relative; margin-left:660px; margin-top:-280px; margin-right:0px;margin-bottom:30px;'&gt;&lt;div class="mdl x1 y1"&gt;&lt;script type="text/javascript"&gt;</text:p>
      <text:p text:style-name="Preformatted_20_Text"><text:tab/><text:tab/><text:tab/><text:tab/>grAnuncio.DisplayAds2('x91', true, 'zonanoticias', 'orden1', 300, 250);</text:p>
      <text:p text:style-name="Preformatted_20_Text"><text:tab/><text:tab/><text:tab/>&lt;/script&gt;&lt;/div&gt;&lt;/div&gt;&lt;div style='height:250px; width:630px; position:relative; margin-left:0px; margin-top:0px; margin-right:30px;margin-bottom:30px;'&gt;&lt;div class="mdl promoH gd x2 y1 ic_container caption"&gt;&lt;div class="btnPlayVideo"&gt;&lt;a class="ligaonclick" href="de-la-roma-a-una-campina-mediterranea/gr/vi118204?ap=1&amp;amp;md5=19c403cfc8515e8280d26b7ad0ab68e5&amp;amp;ta=0dfdbac11765226904c16cb9ad1b2efe" onclick="grFunc.AbrirPagina('fancybox','de-la-roma-a-una-campina-mediterranea/gr/vi118204?ap=1&amp;amp;md5=19c403cfc8515e8280d26b7ad0ab68e5&amp;amp;ta=0dfdbac11765226904c16cb9ad1b2efe'); return false;" style="cursor:pointer;"&gt;�&lt;/a&gt;&lt;/div&gt;&lt;div class="EAL"&gt;�&lt;/div&gt;&lt;div class="overlay" style="display:none;"&gt;�&lt;/div&gt;&lt;div class="foto"&gt;&lt;a class="ligaonclick" href="de-la-roma-a-una-campina-mediterranea/gr/vi118204?ap=1&amp;amp;md5=19c403cfc8515e8280d26b7ad0ab68e5&amp;amp;ta=0dfdbac11765226904c16cb9ad1b2efe" onclick="grFunc.AbrirPagina('fancybox','de-la-roma-a-una-campina-mediterranea/gr/vi118204?ap=1&amp;amp;md5=19c403cfc8515e8280d26b7ad0ab68e5&amp;amp;ta=0dfdbac11765226904c16cb9ad1b2efe'); return false;"&gt;&lt;script type="text/javascript"&gt;&lt;!--</text:p>
      <text:p text:style-name="Preformatted_20_Text"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appFC=URLImagenes+"imagenes/elementorelacionado/9/113/8112561.jpg";</text:p>
      <text:p text:style-name="Preformatted_20_Text"><text:tab/><text:tab/><text:tab/><text:tab/><text:tab/><text:tab/><text:tab/><text:tab/><text:tab/><text:tab/>document.write('&lt;img border="0" class="lazy" data-original="'+appFC+'"/&gt;');</text:p>
      <text:p text:style-name="Preformatted_20_Text"><text:tab/><text:tab/><text:tab/><text:tab/><text:tab/><text:tab/><text:tab/><text:tab/><text:tab/><text:tab/></text:p>
      <text:p text:style-name="Preformatted_20_Text"><text:tab/><text:tab/><text:tab/><text:tab/><text:tab/><text:tab/><text:tab/><text:tab/><text:tab/>--&gt;&lt;/script&gt;&lt;/a&gt;&lt;/div&gt;&lt;div style="width:630px; height:50px; background:#000; position:absolute; z-index:0;top:200px;"&gt;&lt;!----&gt;&lt;/div&gt;&lt;div class="caption"&gt;&lt;div class="ic_caption"&gt;&lt;h1&gt;&lt;a class="ligaonclick" href="de-la-roma-a-una-campina-mediterranea/gr/vi118204?ap=1&amp;amp;md5=19c403cfc8515e8280d26b7ad0ab68e5&amp;amp;ta=0dfdbac11765226904c16cb9ad1b2efe" onclick="grFunc.AbrirPagina('fancybox','de-la-roma-a-una-campina-mediterranea/gr/vi118204?ap=1&amp;amp;md5=19c403cfc8515e8280d26b7ad0ab68e5&amp;amp;ta=0dfdbac11765226904c16cb9ad1b2efe'); return false;" style="cursor:pointer;"&gt;De la Roma a una campi�a mediterr�nea&lt;/a&gt;&lt;/h1&gt;&lt;p class="ic_text" style="height: 35px;"&gt;&lt;a class="ligaonclick" href="de-la-roma-a-una-campina-mediterranea/gr/vi118204?ap=1&amp;amp;md5=19c403cfc8515e8280d26b7ad0ab68e5&amp;amp;ta=0dfdbac11765226904c16cb9ad1b2efe" onclick="grFunc.AbrirPagina('fancybox','de-la-roma-a-una-campina-mediterranea/gr/vi118204?ap=1&amp;amp;md5=19c403cfc8515e8280d26b7ad0ab68e5&amp;amp;ta=0dfdbac11765226904c16cb9ad1b2efe'); return false;" style="cursor:pointer;"&gt;Mia Domenicca es el espacio perfecto para una cena rom�ntica, aderezada con buenos vinos e imperdible cocteler�a.&lt;/a&gt;&lt;/p&gt;&lt;/div&gt;&lt;/div&gt;&lt;!----&gt;&lt;/div&gt;&lt;/div&gt;&lt;div style='height:250px; width:300px; position:relative; margin-left:660px; margin-top:-280px; margin-right: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5/4504270.jpg',960,640,'Residentes del Centro M�dico Nacional Siglo XXI informaron que autoridades se comprometieron a pagarles adeudos a m�s tardar el 26 de julio.','FOTO: Tomada de @AResidentes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prometen-pagos-a-residentes-del-imss/ar1715819?v=3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09/8108433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soft-page-break/><text:tab/><text:tab/><text:tab/><text:tab/><text:tab/><text:tab/>--&gt;&lt;/script&gt;&lt;/a&gt;&lt;/div&gt;&lt;div class="caption"&gt;&lt;div class=" ic_caption"&gt;&lt;h1&gt;&lt;a class="ligaonclick" href="prometen-pagos-a-residentes-del-imss/ar1715819?v=3"&gt;Prometen pagos a residentes &lt;br&gt;del IMSS&lt;/a&gt;&lt;/h1&gt;&lt;p class="ic_text"&gt;&lt;a class="ligaonclick" href="prometen-pagos-a-residentes-del-imss/ar1715819?v=3"&gt;Residentes del Centro M�dico Nacional Siglo XXI informaron que autoridades se comprometieron a pagarles adeudos a m�s tardar el 26 de julio.&lt;/a&gt;&lt;/p&gt;&lt;ul class="ic_text herr"&gt;&lt;li&gt;&lt;a class="ligaonclick" href="acusan-residentes-de-imss-falta-de-pagos/ar1714011?v=3" style="margin-right:4px;cursor:pointer;"&gt;&lt;img src="libre/imgdiseno/Articulo.png" border="0" /&gt;&lt;/a&gt;&lt;/li&gt;&lt;/ul&gt;&lt;/div&gt;&lt;/div&gt;&lt;/div&gt;&lt;/div&gt;&lt;div style='height:250px; width:300px; position:relative; margin-left:0px; margin-top: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6/4505934.jpg',960,640,'Juez que llevar� todos los amparos que impugnan el proyecto de Santa Luc�a ha negado suspensiones contra inicio de obras en la Base Militar.','FOTO: Archiv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dan-caso-sta-lucia-a-juez-que-nego-suspension/ar1715582?v=8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3/8112655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dan-caso-sta-lucia-a-juez-que-nego-suspension/ar1715582?v=8"&gt;Dan caso Sta. Luc�a a juez &lt;br&gt;que neg� frenar obra&lt;/a&gt;&lt;/h1&gt;&lt;p class="ic_text"&gt;&lt;a class="ligaonclick" href="dan-caso-sta-lucia-a-juez-que-nego-suspension/ar1715582?v=8"&gt;Juez que llevar� todos los amparos que impugnan el proyecto de Santa Luc�a ha negado suspensiones contra inicio de obras en la Base Militar.&lt;/a&gt;&lt;/p&gt;&lt;ul class="ic_text herr"&gt;&lt;li&gt;&lt;a class="ligaonclick" href="dan-caso-sta-lucia-a-juez-que-nego-suspension/ar1715582?v=8&amp;amp;.html#comart" style="margin-right:4px;cursor:pointer;"&gt;40 &lt;img src="libre/imgdiseno/comentario.png" border="0" /&gt;&lt;/a&gt;&lt;/li&gt;&lt;li&gt;&lt;a class="ligaonclick" href="concentra-un-juzgado-santa-lucia/ar1715123?v=6" style="margin-right:4px;cursor:pointer;"&gt;&lt;img src="libre/imgdiseno/Articulo.png" border="0" /&gt;&lt;/a&gt;&lt;/li&gt;&lt;/ul&gt;&lt;/div&gt;&lt;/div&gt;&lt;/div&gt;&lt;/div&gt;&lt;div style='height:250px; width:300px; position:relative; margin-left:330px; margin-top:-28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525.jpg',960,640,'','FOTO: Notimex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hay-contrato-claro-en-gasoducto-slim/ar1715675?v=6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5/8114214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hay-contrato-claro-en-gasoducto-slim/ar1715675?v=6"&gt;Hay contrato claro en gasoducto.- Slim&lt;/a&gt;&lt;/h1&gt;&lt;p class="ic_text"&gt;&lt;a class="ligaonclick" href="hay-contrato-claro-en-gasoducto-slim/ar1715675?v=6"&gt;Carlos Slim dijo que en gasoducto <text:s/>Samalayuca-S�sabe, sobre el que CFE pidi� arbitraje, hay contrato claro; destac� relevancia de inversi�n.&lt;/a&gt;&lt;/p&gt;&lt;ul class="ic_text herr"&gt;&lt;li&gt;&lt;a class="ligaonclick" href="reconoce-sct-atraso-en-obras-por-amparos/ar1715496?v=3" style="margin-right:4px;cursor:pointer;"&gt;&lt;img src="libre/imgdiseno/Articulo.png" border="0" /&gt;&lt;/a&gt;&lt;/li&gt;&lt;/ul&gt;&lt;/div&gt;&lt;/div&gt;&lt;/div&gt;&lt;/div&gt;&lt;div style='height:250px; width:300px; position:relative; margin-left:660px; margin-top:-280px; margin-right: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538.jpg',960,640,'El 13 de diciembre de 2016 el entonces Procurador Ra�l Cervantes Andrade nombr� a Lira Salas como titular de la SEIDO, quien hab�a sido jefe de la Unidad Antilavado de la misma subprocuradur�a.','FOTO: Archivo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pide-amparo-ex-titular-de-seido/ar1715723?v=2"&gt;&lt;script type="text/javascript"&gt;&lt;!--</text:p>
      <text:p text:style-name="Preformatted_20_Text"><text:soft-page-break/><text:tab/><text:tab/><text:tab/><text:tab/><text:tab/><text:tab/><text:tab/></text:p>
      <text:p text:style-name="Preformatted_20_Text"><text:s text:c="14"/>appFC=URLImagenes+"imagenes/elementorelacionado/9/115/8114248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pide-amparo-ex-titular-de-seido/ar1715723?v=2"&gt;Pide amparo ex titular de SEIDO&lt;/a&gt;&lt;/h1&gt;&lt;p class="ic_text"&gt;&lt;a class="ligaonclick" href="pide-amparo-ex-titular-de-seido/ar1715723?v=2"&gt;Alonso Lira Salas, quien hasta diciembre pasado fue titular de SEIDO, solicit� un amparo contra cualquier orden de aprehensi�n en su contra.&lt;/a&gt;&lt;/p&gt;&lt;ul class="ic_text herr" /&gt;&lt;/div&gt;&lt;/div&gt;&lt;/div&gt;&lt;/div&gt;&lt;div style='height:250px; width:300px; position:relative; margin-left:0px; margin-top: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391.jpg',960,640,'Familiares, amigos y rivales en el cuadril�tero despiden en Guadalajara al luchador Pedro Aguayo, quien falleci� ayer a causa de un infarto.','FOTO: Renee P�rez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velan-al-perro-aguayo/ar1715581?po=1&amp;amp;v=6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4/8113873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velan-al-perro-aguayo/ar1715581?po=1&amp;amp;v=6"&gt;Velan al 'Perro' Aguayo en Jalisco&lt;/a&gt;&lt;/h1&gt;&lt;p class="ic_text"&gt;&lt;a class="ligaonclick" href="velan-al-perro-aguayo/ar1715581?po=1&amp;amp;v=6"&gt;Familiares, amigos y rivales en el cuadril�tero despiden en Guadalajara al luchador Pedro Aguayo, quien falleci� a causa de un infarto.&lt;/a&gt;&lt;/p&gt;&lt;ul class="ic_text herr" /&gt;&lt;/div&gt;&lt;/div&gt;&lt;/div&gt;&lt;/div&gt;&lt;div style='height:250px; width:300px; position:relative; margin-left:330px; margin-top:-28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368.jpg',960,640,'Manuel Bartlett, director de la CFE.','FOTO: Archivo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exige-cfe-reembolso-pese-a-tregua/ar1715565?v=2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4/8113812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exige-cfe-reembolso-pese-a-tregua/ar1715565?v=2"&gt;Exige CFE reembolso pese a tregua&lt;/a&gt;&lt;/h1&gt;&lt;p class="ic_text"&gt;&lt;a class="ligaonclick" href="exige-cfe-reembolso-pese-a-tregua/ar1715565?v=2"&gt;La CFE asegur� que mantendr� su intenci�n de pedir reembolso de casi 3 mil mdd a empresas que firmaron contratos para construir gasoductos.&lt;/a&gt;&lt;/p&gt;&lt;ul class="ic_text herr"&gt;&lt;li&gt;&lt;a class="ligaonclick" href="exige-cfe-reembolso-pese-a-tregua/ar1715565?v=2&amp;amp;.html#comart" style="margin-right:4px;cursor:pointer;"&gt;33 &lt;img src="libre/imgdiseno/comentario.png" border="0" /&gt;&lt;/a&gt;&lt;/li&gt;&lt;li&gt;&lt;a class="ligaonclick" href="pide-amlo-tregua-para-renegociar-gasoductos/ar1714458?v=9" style="margin-right:4px;cursor:pointer;"&gt;&lt;img src="libre/imgdiseno/Articulo.png" border="0" /&gt;&lt;/a&gt;&lt;/li&gt;&lt;/ul&gt;&lt;/div&gt;&lt;/div&gt;&lt;/div&gt;&lt;/div&gt;&lt;div style='height:250px; width:300px; position:relative; margin-left:660px; margin-top:-280px; margin-right: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216.jpg',960,640,'A cinco d�as del anuncio oficial de la incursi�n de la Guardia Nacional en la Ciudad de M�xico, finalmente lleg�.','FOTO: Alfredo Moreno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recorre-guardia-nacional-iztapalapa/ar1715446?v=4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4/8113396.jpg";</text:p>
      <text:p text:style-name="Preformatted_20_Text"><text:soft-page-break/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img src="libre/imgdiseno/ic_fn_vo.png" style="position:absolute; top:0px; left:0px; width:100%; height:auto;" /&gt;&lt;/a&gt;&lt;/div&gt;&lt;div class="caption"&gt;&lt;div class=" ic_caption"&gt;&lt;h1&gt;&lt;a class="ligaonclick" href="recorre-guardia-nacional-iztapalapa/ar1715446?v=4"&gt;Llega Guardia Nacional a Iztapalapa&lt;/a&gt;&lt;/h1&gt;&lt;p class="ic_text"&gt;&lt;a class="ligaonclick" href="recorre-guardia-nacional-iztapalapa/ar1715446?v=4"&gt;A cinco d�as del anuncio oficial de la incursi�n de la Guardia Nacional en la Ciudad, la corporaci�n ya patrulla en la Alcald�a Iztapalapa.&lt;/a&gt;&lt;/p&gt;&lt;ul class="ic_text herr"&gt;&lt;li&gt;&lt;a onclick="grFunc.AbrirPagina('fancybox','arranca-guardia-nacional-en-iztapalapa/gr/vi118242?ap=1&amp;amp;md5=b11d64459c3ed74e6e92fd81aef92e56&amp;amp;ta=0dfdbac11765226904c16cb9ad1b2efe'); return false;" style="margin-right:4px;cursor:pointer;"&gt;&lt;img src="libre/imgdiseno/galeriamultimedia.png" border="0" /&gt;&lt;/a&gt;&lt;/li&gt;&lt;li&gt;&lt;a class="ligaonclick" href="recorre-guardia-nacional-iztapalapa/ar1715446?v=4&amp;amp;.html#comart" style="margin-right:4px;cursor:pointer;"&gt;12 &lt;img src="libre/imgdiseno/comentario.png" border="0" /&gt;&lt;/a&gt;&lt;/li&gt;&lt;li&gt;&lt;a class="ligaonclick" href="busca-cdh-vigilar-guardia-nacional/ar1714694?v=2" style="margin-right:4px;cursor:pointer;"&gt;&lt;img src="libre/imgdiseno/Articulo.png" border="0" /&gt;&lt;/a&gt;&lt;/li&gt;&lt;/ul&gt;&lt;/div&gt;&lt;/div&gt;&lt;/div&gt;&lt;/div&gt;&lt;div style='height:250px; width:300px; position:relative; margin-left:0px; margin-top: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652.jpg',960,640,'','FOTO: Grupo REFORMA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ejecutan-a-narco-que-operaba-en-san-pedro-nl/ar1715789?v=4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5/8114556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ejecutan-a-narco-que-operaba-en-san-pedro-nl/ar1715789?v=4"&gt;Ejecutan a narco que operaba&lt;br&gt;en San Pedro, NL&lt;/a&gt;&lt;/h1&gt;&lt;p class="ic_text"&gt;&lt;a class="ligaonclick" href="ejecutan-a-narco-que-operaba-en-san-pedro-nl/ar1715789?v=4"&gt;H�ctor Huerta, capo que disputaba la plaza de San Pedro y era se�alado por homicidio de ex titular de AEI de NL, fue asesinado en Zapopan.&lt;/a&gt;&lt;/p&gt;&lt;ul class="ic_text herr" /&gt;&lt;/div&gt;&lt;/div&gt;&lt;/div&gt;&lt;/div&gt;&lt;div style='height:250px; width:300px; position:relative; margin-left:330px; margin-top:-280px; margin-right:30px;margin-bottom:30px;'&gt;&lt;div class="mdl x1 y1"&gt;&lt;script type="text/javascript"&gt;</text:p>
      <text:p text:style-name="Preformatted_20_Text"><text:tab/><text:tab/><text:tab/><text:tab/>grAnuncio.DisplayAds2('x91', true, 'zonanoticias', 'orden2', 300, 250);</text:p>
      <text:p text:style-name="Preformatted_20_Text"><text:tab/><text:tab/><text:tab/>&lt;/script&gt;&lt;/div&gt;&lt;/div&gt;&lt;div style='height:250px; width:300px; position:relative; margin-left:660px; margin-top:-280px; margin-right:0px;margin-bottom:30px;'&gt;&lt;div class="mdl promoN x1 y1 ic_container caption"&gt;&lt;div class="btnArticulo"&gt;&lt;a class="ligaonclick" href="gringo-o-no/ar1712075?v=3" onclick="grFunc.AbrirPagina('normal','gringo-o-no/ar1712075?v=3'); return false;" style="cursor:pointer;"&gt;�&lt;/a&gt;&lt;/div&gt;&lt;div class="overlay" style="display:none;"&gt;�&lt;/div&gt;&lt;div class="foto"&gt;&lt;a class="ligaonclick" href="gringo-o-no/ar1712075?v=3" onclick="grFunc.AbrirPagina('normal','gringo-o-no/ar1712075?v=3'); return false;"&gt;&lt;script type="text/javascript"&gt;&lt;!--</text:p>
      <text:p text:style-name="Preformatted_20_Text"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appFC=URLImagenes+"imagenes/elementorelacionado/9/114/8113001.jpg";</text:p>
      <text:p text:style-name="Preformatted_20_Text"><text:tab/><text:tab/><text:tab/><text:tab/><text:tab/><text:tab/><text:tab/><text:tab/><text:tab/><text:tab/>document.write('&lt;img border="0" class="lazy" data-original="'+appFC+'"/&gt;');</text:p>
      <text:p text:style-name="Preformatted_20_Text"><text:tab/><text:tab/><text:tab/><text:tab/><text:tab/><text:tab/><text:tab/><text:tab/><text:tab/><text:tab/></text:p>
      <text:p text:style-name="Preformatted_20_Text"><text:tab/><text:tab/><text:tab/><text:tab/><text:tab/><text:tab/><text:tab/><text:tab/><text:tab/>--&gt;&lt;/script&gt;&lt;/a&gt;&lt;/div&gt;&lt;div class="sin_ic_caption ic_caption"&gt;&lt;p class="balazo"&gt;&lt;script type="text/javascript"&gt;</text:p>
      <text:p text:style-name="Preformatted_20_Text"><text:tab/><text:tab/><text:tab/><text:tab/><text:tab/></text:p>
      <text:p text:style-name="Preformatted_20_Text"><text:tab/><text:tab/><text:tab/><text:tab/><text:tab/>if (esHome) {</text:p>
      <text:p text:style-name="Preformatted_20_Text"><text:tab/><text:tab/><text:tab/><text:tab/><text:tab/><text:tab/>document.write('BUENA MESA');</text:p>
      <text:p text:style-name="Preformatted_20_Text"><text:tab/><text:tab/><text:tab/><text:tab/><text:tab/>} else {</text:p>
      <text:p text:style-name="Preformatted_20_Text"><text:tab/><text:tab/><text:tab/><text:tab/><text:tab/><text:tab/>document.write('COCINA INTERNACIONAL');</text:p>
      <text:p text:style-name="Preformatted_20_Text"><text:tab/><text:tab/><text:tab/><text:tab/><text:tab/>}</text:p>
      <text:p text:style-name="Preformatted_20_Text"><text:soft-page-break/><text:tab/><text:tab/><text:tab/><text:tab/><text:tab/></text:p>
      <text:p text:style-name="Preformatted_20_Text"><text:tab/><text:tab/><text:tab/><text:tab/>&lt;/script&gt;&lt;/p&gt;&lt;h1&gt;&lt;a class="ligaonclick" href="gringo-o-no/ar1712075?v=3" onclick="grFunc.AbrirPagina('normal','gringo-o-no/ar1712075?v=3'); return false;" style="cursor:pointer;"&gt;�Son estos platillos de EU?&lt;/a&gt;&lt;/h1&gt;&lt;p class="sin_ic_text ic_text"&gt;&lt;a class="ligaonclick" href="gringo-o-no/ar1712075?v=3" onclick="grFunc.AbrirPagina('normal','gringo-o-no/ar1712075?v=3'); return false;" style="cursor:pointer;"&gt;Celebra este 4 de julio, D�a de la Independencia de Estados Unidos, descubriendo los or�genes de su gastronom�a con este test.&lt;/a&gt;&lt;/p&gt;&lt;/div&gt;&lt;!----&gt;&lt;/div&gt;&lt;/div&gt;&lt;div style='height:250px; width:300px; position:relative; margin-left:0px; margin-top: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681.jpg',960,640,'La Oficina de la Presidencia afirm� inicialmente que desconoc�a qui�nes integran ambos cuerpos de funcionarios, en respuesta a una solicitud de informaci�n ingresada el 11 de marzo por REFORMA.','FOTO: Archivo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ordenan-dar-nombres-de-ayudantia-de-amlo/ar1715816?v=4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5/8114630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ordenan-dar-nombres-de-ayudantia-de-amlo/ar1715816?v=4"&gt;Ordenan dar nombres de Ayudant�a&lt;br&gt;de AMLO&lt;/a&gt;&lt;/h1&gt;&lt;p class="ic_text"&gt;&lt;a class="ligaonclick" href="ordenan-dar-nombres-de-ayudantia-de-amlo/ar1715816?v=4"&gt;El INAI orden� a Presidencia revelar nombres de los integrantes de la Ayudant�a y equipo de Log�stica de AMLO, tras negativa de su oficina.&lt;/a&gt;&lt;/p&gt;&lt;ul class="ic_text herr"&gt;&lt;li&gt;&lt;a class="ligaonclick" href="brinda-ayudantia-seguridad-a-amlo/ar1554006?v=3" style="margin-right:4px;cursor:pointer;"&gt;&lt;img src="libre/imgdiseno/Articulo.png" border="0" /&gt;&lt;/a&gt;&lt;/li&gt;&lt;/ul&gt;&lt;/div&gt;&lt;/div&gt;&lt;/div&gt;&lt;/div&gt;&lt;div style='height:250px; width:300px; position:relative; margin-left:330px; margin-top:-280px; margin-right:30px;margin-bottom:30px;'&gt;&lt;div class="mdl promoN x1 y1 ic_container caption"&gt;&lt;div class="btnArticulo"&gt;&lt;a class="ligaonclick" href="notiperro-las-5-razas-mas-grandes/ar1715013" onclick="grFunc.AbrirPagina('normal','notiperro-las-5-razas-mas-grandes/ar1715013'); return false;" style="cursor:pointer;"&gt;�&lt;/a&gt;&lt;/div&gt;&lt;div class="overlay" style="display:none;"&gt;�&lt;/div&gt;&lt;div class="foto"&gt;&lt;a class="ligaonclick" href="notiperro-las-5-razas-mas-grandes/ar1715013" onclick="grFunc.AbrirPagina('normal','notiperro-las-5-razas-mas-grandes/ar1715013'); return false;"&gt;&lt;script type="text/javascript"&gt;&lt;!--</text:p>
      <text:p text:style-name="Preformatted_20_Text"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appFC=URLImagenes+"imagenes/elementorelacionado/9/114/8113722.jpg";</text:p>
      <text:p text:style-name="Preformatted_20_Text"><text:tab/><text:tab/><text:tab/><text:tab/><text:tab/><text:tab/><text:tab/><text:tab/><text:tab/><text:tab/>document.write('&lt;img border="0" class="lazy" data-original="'+appFC+'"/&gt;');</text:p>
      <text:p text:style-name="Preformatted_20_Text"><text:tab/><text:tab/><text:tab/><text:tab/><text:tab/><text:tab/><text:tab/><text:tab/><text:tab/><text:tab/></text:p>
      <text:p text:style-name="Preformatted_20_Text"><text:tab/><text:tab/><text:tab/><text:tab/><text:tab/><text:tab/><text:tab/><text:tab/><text:tab/>--&gt;&lt;/script&gt;&lt;/a&gt;&lt;/div&gt;&lt;div class="sin_ic_caption ic_caption"&gt;&lt;p class="balazo"&gt;&lt;script type="text/javascript"&gt;</text:p>
      <text:p text:style-name="Preformatted_20_Text"><text:tab/><text:tab/><text:tab/><text:tab/><text:tab/></text:p>
      <text:p text:style-name="Preformatted_20_Text"><text:tab/><text:tab/><text:tab/><text:tab/><text:tab/>if (esHome) {</text:p>
      <text:p text:style-name="Preformatted_20_Text"><text:tab/><text:tab/><text:tab/><text:tab/><text:tab/><text:tab/>document.write('VERDE');</text:p>
      <text:p text:style-name="Preformatted_20_Text"><text:tab/><text:tab/><text:tab/><text:tab/><text:tab/>} else {</text:p>
      <text:p text:style-name="Preformatted_20_Text"><text:tab/><text:tab/><text:tab/><text:tab/><text:tab/><text:tab/>document.write('FLORA Y FAUNA');</text:p>
      <text:p text:style-name="Preformatted_20_Text"><text:tab/><text:tab/><text:tab/><text:tab/><text:tab/>}</text:p>
      <text:p text:style-name="Preformatted_20_Text"><text:tab/><text:tab/><text:tab/><text:tab/><text:tab/></text:p>
      <text:p text:style-name="Preformatted_20_Text"><text:tab/><text:tab/><text:tab/><text:tab/>&lt;/script&gt;&lt;/p&gt;&lt;h1&gt;&lt;a class="ligaonclick" href="notiperro-las-5-razas-mas-grandes/ar1715013" onclick="grFunc.AbrirPagina('normal','notiperro-las-5-razas-mas-grandes/ar1715013'); return false;" style="cursor:pointer;"&gt;NotiPerro:&lt;br&gt;Las 5 razas m�s grandes&lt;/a&gt;&lt;/h1&gt;&lt;p class="sin_ic_text ic_text"&gt;&lt;a class="ligaonclick" href="notiperro-las-5-razas-mas-grandes/ar1715013" onclick="grFunc.AbrirPagina('normal','notiperro-las-5-razas-mas-grandes/ar1715013'); return false;" style="cursor:pointer;"&gt;Los perros grandes son tan buenos compa�eros como los peque�os, te dejamos algunas recomendaciones para estos canes.&lt;/a&gt;&lt;/p&gt;&lt;/div&gt;&lt;!----&gt;&lt;/div&gt;&lt;/div&gt;&lt;div style='height:250px; width:300px; position:relative; margin-left:660px; margin-top:-280px; margin-right: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593.jpg',960,640,'','FOTO: H�ctor <text:soft-page-break/>Castro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chocan-23-vehiculos-en-nuevo-leon/ar1715815?v=4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5/8114395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chocan-23-vehiculos-en-nuevo-leon/ar1715815?v=4"&gt;Chocan 23 veh�culos en Nuevo Le�n&lt;/a&gt;&lt;/h1&gt;&lt;p class="ic_text"&gt;&lt;a class="ligaonclick" href="chocan-23-vehiculos-en-nuevo-leon/ar1715815?v=4"&gt;Al menos 23 veh�culos chocaron en la Avenida Garza Sada, en Monterrey, Nuevo Le�n, sin que se reporten muertos o heridos graves.&lt;/a&gt;&lt;/p&gt;&lt;ul class="ic_text herr" /&gt;&lt;/div&gt;&lt;/div&gt;&lt;/div&gt;&lt;/div&gt;&lt;div style='height:250px; width:630px; position:relative; margin-left:0px; margin-top:0px; margin-right:30px;margin-bottom:30px;'&gt;&lt;div class='mdl x2 y1'&gt;&lt;style&gt;</text:p>
      <text:p text:style-name="Preformatted_20_Text">#dosporuno, #dosporuno a{ margin:0; padding:0; display:block; width:630px; height:250px; }</text:p>
      <text:p text:style-name="Preformatted_20_Text">&lt;/style&gt;</text:p>
      <text:p text:style-name="Preformatted_20_Text">&lt;div id="dosporuno"&gt;</text:p>
      <text:p text:style-name="Preformatted_20_Text"><text:s text:c="4"/>&lt;a href="https://gruporeforma.reforma.com/offlines/ejecutometro/" target="_blank"&gt;</text:p>
      <text:p text:style-name="Preformatted_20_Text"><text:tab/> <text:s text:c="3"/>&lt;img src="https://www.reforma.com/libre/online/diseno/img_include/pprincipal/2x1_ejecutometro_4jun.jpg" width="630" height="250" /&gt;</text:p>
      <text:p text:style-name="Preformatted_20_Text"><text:s text:c="4"/>&lt;/a&gt;</text:p>
      <text:p text:style-name="Preformatted_20_Text">&lt;/div&gt;&lt;/div&gt;&lt;/div&gt;&lt;div style='height:250px; width:300px; position:relative; margin-left:660px; margin-top:-280px; margin-right:0px;margin-bottom:30px;'&gt;&lt;div class="mdl x1 y1"&gt;&lt;!----&gt;&lt;iframe id="AristeguiNoticiasFrame" frameborder="0" scrolling="no" width="300" height="250" src=""&gt;&lt;/iframe&gt;</text:p>
      <text:p text:style-name="Preformatted_20_Text">&lt;script type="text/javascript"&gt;</text:p>
      <text:p text:style-name="Preformatted_20_Text"><text:tab/>if (grFunc.EsStage) {</text:p>
      <text:p text:style-name="Preformatted_20_Text"><text:tab/><text:tab/>appA = URLImagenes + 'libre/imgdiseno/aristegui.png';</text:p>
      <text:p text:style-name="Preformatted_20_Text"><text:tab/><text:tab/>document.write('&lt;div style="position: absolute; float:left;"&gt;&lt;img border="0" alt="" class="lazy" data-original="'+appA+'" width="300" height="250" /&gt;&lt;/div&gt;');</text:p>
      <text:p text:style-name="Preformatted_20_Text"><text:tab/><text:tab/>$("#AristeguiNoticiasFrame").css('display', 'none');</text:p>
      <text:p text:style-name="Preformatted_20_Text"><text:tab/>} else {</text:p>
      <text:p text:style-name="Preformatted_20_Text"><text:tab/><text:tab/>var loadAristegui = false;</text:p>
      <text:p text:style-name="Preformatted_20_Text"><text:tab/><text:tab/>var date = new Date();</text:p>
      <text:p text:style-name="Preformatted_20_Text"><text:tab/><text:tab/>var ts = date.getFullYear() + ("0" + (date.getMonth() + 1)).slice(-2) + ("0" + date.getDate()).slice(-2) + ("0" + date.getHours()).slice(-2) + ("0" + date.getMinutes()).slice(-2);</text:p>
      <text:p text:style-name="Preformatted_20_Text"><text:tab/><text:tab/>$(window).scroll(function () {</text:p>
      <text:p text:style-name="Preformatted_20_Text"><text:tab/><text:tab/><text:tab/>var position = $("#AristeguiNoticiasFrame").offset();</text:p>
      <text:p text:style-name="Preformatted_20_Text"><text:tab/><text:tab/><text:tab/>var currentURL = document.URL;</text:p>
      <text:p text:style-name="Preformatted_20_Text"><text:tab/><text:tab/><text:tab/>var scrollBottom = $(window).scrollTop() + $(window).height();</text:p>
      <text:p text:style-name="Preformatted_20_Text"><text:tab/><text:tab/><text:tab/>if(position.top &lt; (scrollBottom+200) &amp;&amp; !loadAristegui) {</text:p>
      <text:p text:style-name="Preformatted_20_Text"><text:tab/><text:tab/><text:tab/><text:tab/>loadAristegui = true;</text:p>
      <text:p text:style-name="Preformatted_20_Text"><text:tab/><text:tab/><text:tab/><text:tab/>if(currentURL.indexOf('elnorte') &gt; -1) {</text:p>
      <text:p text:style-name="Preformatted_20_Text"><text:tab/><text:tab/><text:tab/><text:tab/><text:tab/>$("#AristeguiNoticiasFrame").attr('src',location.protocol+'//aristeguinoticias.com/tickerreforma/?code=elnorte&amp;ts='+ts);</text:p>
      <text:p text:style-name="Preformatted_20_Text"><text:tab/><text:tab/><text:tab/><text:tab/>}</text:p>
      <text:p text:style-name="Preformatted_20_Text"><text:tab/><text:tab/><text:tab/><text:tab/>if(currentURL.indexOf('mural') &gt; -1) {</text:p>
      <text:p text:style-name="Preformatted_20_Text"><text:tab/><text:tab/><text:tab/><text:tab/><text:tab/>$("#AristeguiNoticiasFrame").attr('src',location.protocol+'//aristeguinoticias.com/tickerreforma/?code=mural&amp;ts='+ts);</text:p>
      <text:p text:style-name="Preformatted_20_Text"><text:tab/><text:tab/><text:tab/><text:tab/>}</text:p>
      <text:p text:style-name="Preformatted_20_Text"><text:tab/><text:tab/><text:tab/><text:tab/>if(currentURL.indexOf('reforma') &gt; -1) {</text:p>
      <text:p text:style-name="Preformatted_20_Text"><text:tab/><text:tab/><text:tab/><text:tab/><text:tab/>$("#AristeguiNoticiasFrame").attr('src',location.protocol+'//aristeguinoticias.com/tickerreforma/?code=reforma&amp;ts='+ts)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);</text:p>
      <text:p text:style-name="Preformatted_20_Text"><text:tab/>}</text:p>
      <text:p text:style-name="Preformatted_20_Text">&lt;/script&gt;&lt;/div&gt;&lt;/div&gt;&lt;div style='height:250px; width:300px; position:relative; margin-left:0px; margin-top:0px; margin-<text:soft-page-break/>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670.jpg',960,640,'Seg�n el reporte oficial, la droga tiene un valor aproximado de 3 millones 200 mil pesos.','FOTO: Tomada de Twitter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aseguran-2-tons-de-mariguana-en-playa-de-bc/ar1715802?v=2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5/8114604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aseguran-2-tons-de-mariguana-en-playa-de-bc/ar1715802?v=2"&gt;Aseguran 2 toneladas&lt;br&gt;de droga en playa de BC&lt;/a&gt;&lt;/h1&gt;&lt;p class="ic_text"&gt;&lt;a class="ligaonclick" href="aseguran-2-tons-de-mariguana-en-playa-de-bc/ar1715802?v=2"&gt;Elementos del Ej�rcito aseguraron dos toneladas de mariguana en una embarcaci�n ubicada en orilla de playa de Ensenada, BC, inform� Sedena.&lt;/a&gt;&lt;/p&gt;&lt;ul class="ic_text herr"&gt;&lt;li&gt;&lt;a class="ligaonclick" href="hallan-plantio-de-mariguana-en-refineria-en-nl/ar1702471?v=3" style="margin-right:4px;cursor:pointer;"&gt;&lt;img src="libre/imgdiseno/Articulo.png" border="0" /&gt;&lt;/a&gt;&lt;/li&gt;&lt;/ul&gt;&lt;/div&gt;&lt;/div&gt;&lt;/div&gt;&lt;/div&gt;&lt;div style='height:250px; width:300px; position:relative; margin-left:330px; margin-top:-28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446/4445877.jpg',960,640,'','FOTO: Alfredo Moreno Espinosa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afirma-romo-que-sigue-luna-de-miel-con-ip/ar1715389?v=5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8/962/7961119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afirma-romo-que-sigue-luna-de-miel-con-ip/ar1715389?v=5"&gt;Afirma Romo que sigue 'luna de miel'&lt;br&gt;con IP&lt;/a&gt;&lt;/h1&gt;&lt;p class="ic_text"&gt;&lt;a class="ligaonclick" href="afirma-romo-que-sigue-luna-de-miel-con-ip/ar1715389?v=5"&gt;Jefe de la Oficina de Presidencia asegur� que la relaci�n con empresarios que ten�an contratos con NAIM sigue en la 'luna de miel' y avanza.&lt;/a&gt;&lt;/p&gt;&lt;ul class="ic_text herr"&gt;&lt;li&gt;&lt;a class="ligaonclick" href="afirma-romo-que-sigue-luna-de-miel-con-ip/ar1715389?v=5&amp;amp;.html#comart" style="margin-right:4px;cursor:pointer;"&gt;70 &lt;img src="libre/imgdiseno/comentario.png" border="0" /&gt;&lt;/a&gt;&lt;/li&gt;&lt;li&gt;&lt;a class="ligaonclick" href="tienen-paises-ventajas-al-promocionarse/ar1715101?v=2" style="margin-right:4px;cursor:pointer;"&gt;&lt;img src="libre/imgdiseno/Articulo.png" border="0" /&gt;&lt;/a&gt;&lt;/li&gt;&lt;/ul&gt;&lt;/div&gt;&lt;/div&gt;&lt;/div&gt;&lt;/div&gt;&lt;div style='height:250px; width:300px; position:relative; margin-left:660px; margin-top:-280px; margin-right:0px;margin-bottom:30px;'&gt;&lt;div class="mdl x1 y1"&gt;&lt;script type="text/javascript"&gt;</text:p>
      <text:p text:style-name="Preformatted_20_Text"><text:tab/><text:tab/><text:tab/><text:tab/>grAnuncio.DisplayAds2('x91', true, 'zonanoticias', 'orden3', 300, 250);</text:p>
      <text:p text:style-name="Preformatted_20_Text"><text:tab/><text:tab/><text:tab/>&lt;/script&gt;&lt;/div&gt;&lt;/div&gt;&lt;div style='height:250px; width:300px; position:relative; margin-left:0px; margin-top: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401.jpg',960,640,'Un hombre fue herido de bala durante un robo a transporte p�blico, en la Colonia Emiliano Zapata, en La Paz, Estado de M�xico.','FOTO: Especial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balean-a-usuario-en-transporte-en-edomex/ar1715586?v=2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4/8113900.jpg";</text:p>
      <text:p text:style-name="Preformatted_20_Text"><text:s text:c="14"/>document.write('&lt;img border="0" alt="" class="lazy" data-original="'+appFC+'"/&gt;');</text:p>
      <text:p text:style-name="Preformatted_20_Text"><text:soft-page-break/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balean-a-usuario-en-transporte-en-edomex/ar1715586?v=2"&gt;Balean a usuario en transporte&lt;br&gt;en Edomex&lt;/a&gt;&lt;/h1&gt;&lt;p class="ic_text"&gt;&lt;a class="ligaonclick" href="balean-a-usuario-en-transporte-en-edomex/ar1715586?v=2"&gt;Un hombre fue herido de bala en la pierna durante un robo a transporte p�blico, en la Colonia Emiliano Zapata, en La Paz, Estado de M�xico.&lt;/a&gt;&lt;/p&gt;&lt;ul class="ic_text herr" /&gt;&lt;/div&gt;&lt;/div&gt;&lt;/div&gt;&lt;/div&gt;&lt;div style='height:250px; width:300px; position:relative; margin-left:330px; margin-top:-28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426/4425695.jpg',960,640,'Cofece aprob� medidas de austeridad, como reducci�n de vi�ticos y en producci�n de spots, que significar�n un ahorro de 1.9 mdp.','FOTO: Archivo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va-cofece-por-ahorro-de-1-9-mdp-con-medidas/ar1715554?v=4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8/912/7911183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va-cofece-por-ahorro-de-1-9-mdp-con-medidas/ar1715554?v=4"&gt;Va Cofece por ahorro&lt;br&gt;de 1.9 mdp con medidas&lt;/a&gt;&lt;/h1&gt;&lt;p class="ic_text"&gt;&lt;a class="ligaonclick" href="va-cofece-por-ahorro-de-1-9-mdp-con-medidas/ar1715554?v=4"&gt;Cofece aprob� medidas de austeridad, como reducci�n de vi�ticos y en producci�n de spots, que significar�n un ahorro de 1.9 mdp.&lt;/a&gt;&lt;/p&gt;&lt;ul class="ic_text herr"&gt;&lt;li&gt;&lt;a class="ligaonclick" href="palomea-cofece-licitacion-de-medidores/ar1712969?v=8" style="margin-right:4px;cursor:pointer;"&gt;&lt;img src="libre/imgdiseno/Articulo.png" border="0" /&gt;&lt;/a&gt;&lt;/li&gt;&lt;/ul&gt;&lt;/div&gt;&lt;/div&gt;&lt;/div&gt;&lt;/div&gt;&lt;div style='height:530px; width:300px; position:relative; margin-left:660px; margin-top:-280px; margin-right:0px;margin-bottom:30px;'&gt;&lt;div class="mdl x1 y2"&gt;&lt;!----&gt;&lt;script language="JavaScript"&gt;</text:p>
      <text:p text:style-name="Preformatted_20_Text"><text:tab/>var loadlomasvisto = false;</text:p>
      <text:p text:style-name="Preformatted_20_Text"><text:tab/>$(window).scroll(function () {</text:p>
      <text:p text:style-name="Preformatted_20_Text"><text:tab/><text:tab/>var position = $("#lomasvisto").offset();</text:p>
      <text:p text:style-name="Preformatted_20_Text"><text:tab/><text:tab/>var currentURL = document.URL;</text:p>
      <text:p text:style-name="Preformatted_20_Text"><text:tab/><text:tab/>var scrollBottom = $(window).scrollTop() + $(window).height();</text:p>
      <text:p text:style-name="Preformatted_20_Text"><text:tab/><text:tab/>if(position.top &lt; (scrollBottom+200) &amp;&amp; !loadlomasvisto)</text:p>
      <text:p text:style-name="Preformatted_20_Text"><text:tab/><text:tab/>{</text:p>
      <text:p text:style-name="Preformatted_20_Text"><text:tab/><text:tab/><text:tab/>loadlomasvisto = true;</text:p>
      <text:p text:style-name="Preformatted_20_Text"><text:tab/><text:tab/><text:tab/>if(currentURL.indexOf('elnorte') &gt; -1)</text:p>
      <text:p text:style-name="Preformatted_20_Text"><text:tab/><text:tab/><text:tab/>{</text:p>
      <text:p text:style-name="Preformatted_20_Text"><text:tab/><text:tab/><text:tab/><text:tab/>$("#lomasvisto").attr('src',location.protocol+'//www.elnorte.com/aplicacioneslibre/concentradoras/LoMasVisto.aspx');</text:p>
      <text:p text:style-name="Preformatted_20_Text"><text:tab/><text:tab/><text:tab/>}</text:p>
      <text:p text:style-name="Preformatted_20_Text"><text:tab/><text:tab/><text:tab/>if(currentURL.indexOf('mural') &gt; -1)</text:p>
      <text:p text:style-name="Preformatted_20_Text"><text:tab/><text:tab/><text:tab/>{</text:p>
      <text:p text:style-name="Preformatted_20_Text"><text:tab/><text:tab/><text:tab/><text:tab/>$("#lomasvisto").attr('src',location.protocol+'//www.mural.com/aplicacioneslibre/concentradoras/LoMasVisto.aspx');</text:p>
      <text:p text:style-name="Preformatted_20_Text"><text:tab/><text:tab/><text:tab/>}</text:p>
      <text:p text:style-name="Preformatted_20_Text"><text:tab/><text:tab/><text:tab/>if(currentURL.indexOf('reforma') &gt; -1)</text:p>
      <text:p text:style-name="Preformatted_20_Text"><text:tab/><text:tab/><text:tab/>{</text:p>
      <text:p text:style-name="Preformatted_20_Text"><text:tab/><text:tab/><text:tab/><text:tab/>$("#lomasvisto").attr('src',location.protocol+'//www.reforma.com/aplicacioneslibre/concentradoras/LoMasVisto.aspx');</text:p>
      <text:p text:style-name="Preformatted_20_Text"><text:tab/><text:tab/><text:tab/>}</text:p>
      <text:p text:style-name="Preformatted_20_Text"><text:tab/><text:tab/>}</text:p>
      <text:p text:style-name="Preformatted_20_Text"><text:tab/>});</text:p>
      <text:p text:style-name="Preformatted_20_Text">&lt;/script&gt;</text:p>
      <text:p text:style-name="Preformatted_20_Text">&lt;iframe id="lomasvisto" frameborder="0" scrolling="no" width="300px" height="530px" <text:soft-page-break/>src=""&gt;&lt;/iframe&gt;&lt;/div&gt;&lt;/div&gt;&lt;div style='height:250px; width:300px; position:relative; margin-left:0px; margin-top:-280px; margin-right:3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5/507/4506167.jpg',960,640,'Gianluigi Buffon tendr� que competir por la plaza titular con el polaco Woijciech Szczesny.','FOTO: Tomada de @juventusfces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firma-buffon-contrato-con-la-juve/ar1715409?po=1&amp;amp;v=5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9/114/8113266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firma-buffon-contrato-con-la-juve/ar1715409?po=1&amp;amp;v=5"&gt;Regresa Buffon con la Juve&lt;/a&gt;&lt;/h1&gt;&lt;p class="ic_text"&gt;&lt;a class="ligaonclick" href="firma-buffon-contrato-con-la-juve/ar1715409?po=1&amp;amp;v=5"&gt;El portero italiano Gianluigi Buffon regres� con la Juventus, donde firm� contrato por una temporada, tras un a�o de jugar en el PSG.&lt;/a&gt;&lt;/p&gt;&lt;ul class="ic_text herr"&gt;&lt;li&gt;&lt;a class="ligaonclick" href="deja-gianluigi-buffon-al-psg/ar1693727?po=1&amp;amp;v=4" style="margin-right:4px;cursor:pointer;"&gt;&lt;img src="libre/imgdiseno/Articulo.png" border="0" /&gt;&lt;/a&gt;&lt;/li&gt;&lt;/ul&gt;&lt;/div&gt;&lt;/div&gt;&lt;/div&gt;&lt;/div&gt;&lt;div style='height:250px; width:300px; position:relative; margin-left:330px; margin-top:-280px; margin-right:30px;margin-bottom:30px;'&gt;&lt;div class="mdl x1 y1"&gt;&lt;script type="text/javascript"&gt;</text:p>
      <text:p text:style-name="Preformatted_20_Text"><text:tab/><text:tab/><text:tab/><text:tab/>grAnuncio.DisplayAds2('x91', true, 'zonanoticias', 'orden4', 300, 250);</text:p>
      <text:p text:style-name="Preformatted_20_Text"><text:tab/><text:tab/><text:tab/>&lt;/script&gt;&lt;/div&gt;&lt;/div&gt;&lt;div style='height:250px; width:630px; position:relative; margin-left:0px; margin-top:0px; margin-right:30px;margin-bottom:30px;'&gt;&lt;div class="mdl promoH gd x2 y1 ic_container caption"&gt;&lt;div class="btnPlayVideo"&gt;&lt;a class="ligaonclick" href="el-maestro-de-la-imagen/gr/vi118198?ap=1&amp;amp;md5=7daae7dcdefa726a66a06059a3c4861a&amp;amp;ta=0dfdbac11765226904c16cb9ad1b2efe" onclick="grFunc.AbrirPagina('fancybox','el-maestro-de-la-imagen/gr/vi118198?ap=1&amp;amp;md5=7daae7dcdefa726a66a06059a3c4861a&amp;amp;ta=0dfdbac11765226904c16cb9ad1b2efe'); return false;" style="cursor:pointer;"&gt;�&lt;/a&gt;&lt;/div&gt;&lt;div class="EAL"&gt;�&lt;/div&gt;&lt;div class="overlay" style="display:none;"&gt;�&lt;/div&gt;&lt;div class="foto"&gt;&lt;a class="ligaonclick" href="el-maestro-de-la-imagen/gr/vi118198?ap=1&amp;amp;md5=7daae7dcdefa726a66a06059a3c4861a&amp;amp;ta=0dfdbac11765226904c16cb9ad1b2efe" onclick="grFunc.AbrirPagina('fancybox','el-maestro-de-la-imagen/gr/vi118198?ap=1&amp;amp;md5=7daae7dcdefa726a66a06059a3c4861a&amp;amp;ta=0dfdbac11765226904c16cb9ad1b2efe'); return false;"&gt;&lt;script type="text/javascript"&gt;&lt;!--</text:p>
      <text:p text:style-name="Preformatted_20_Text"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appFC=URLImagenes+"imagenes/elementorelacionado/9/113/8112475.jpg";</text:p>
      <text:p text:style-name="Preformatted_20_Text"><text:tab/><text:tab/><text:tab/><text:tab/><text:tab/><text:tab/><text:tab/><text:tab/><text:tab/><text:tab/>document.write('&lt;img border="0" class="lazy" data-original="'+appFC+'"/&gt;');</text:p>
      <text:p text:style-name="Preformatted_20_Text"><text:tab/><text:tab/><text:tab/><text:tab/><text:tab/><text:tab/><text:tab/><text:tab/><text:tab/><text:tab/></text:p>
      <text:p text:style-name="Preformatted_20_Text"><text:tab/><text:tab/><text:tab/><text:tab/><text:tab/><text:tab/><text:tab/><text:tab/><text:tab/>--&gt;&lt;/script&gt;&lt;/a&gt;&lt;/div&gt;&lt;div style="width:630px; height:50px; background:#000; position:absolute; z-index:0;top:200px;"&gt;&lt;!----&gt;&lt;/div&gt;&lt;div class="caption"&gt;&lt;div class="ic_caption"&gt;&lt;h1&gt;&lt;a class="ligaonclick" href="el-maestro-de-la-imagen/gr/vi118198?ap=1&amp;amp;md5=7daae7dcdefa726a66a06059a3c4861a&amp;amp;ta=0dfdbac11765226904c16cb9ad1b2efe" onclick="grFunc.AbrirPagina('fancybox','el-maestro-de-la-imagen/gr/vi118198?ap=1&amp;amp;md5=7daae7dcdefa726a66a06059a3c4861a&amp;amp;ta=0dfdbac11765226904c16cb9ad1b2efe'); return false;" style="cursor:pointer;"&gt;El maestro de la imagen&lt;/a&gt;&lt;/h1&gt;&lt;p class="ic_text" style="height: 35px;"&gt;&lt;a class="ligaonclick" href="el-maestro-de-la-imagen/gr/vi118198?ap=1&amp;amp;md5=7daae7dcdefa726a66a06059a3c4861a&amp;amp;ta=0dfdbac11765226904c16cb9ad1b2efe" onclick="grFunc.AbrirPagina('fancybox','el-maestro-de-la-imagen/gr/vi118198?ap=1&amp;amp;md5=7daae7dcdefa726a66a06059a3c4861a&amp;amp;ta=0dfdbac11765226904c16cb9ad1b2efe'); return false;" style="cursor:pointer;"&gt;Francisco Iglesias comparte c�mo puede lograrse una transformaci�n a favor de la personalidad, siguiendo sencillos pasos de belleza.&lt;/a&gt;&lt;/p&gt;&lt;/div&gt;&lt;/div&gt;&lt;!----&gt;&lt;/div&gt;&lt;/div&gt;&lt;div style='height:250px; width:300px; position:relative; margin-left:660px; margin-top:-280px; margin-right:0px;margin-bottom:30px;'&gt;&lt;div class="mdl x1 y1"&gt;&lt;a href="https://www.nyt.com/es/" target="_blank"&gt;&lt;img src="libre/imgdiseno/masnotas_NYT.png" width="300" height="32" /&gt;&lt;/a&gt;&lt;iframe class="x1 y1" style="border:none;margin:0;padding:0;" scrolling="no" <text:soft-page-break/>src="aplicacioneslibre/concentradoras/ListadoElementos.aspx?sc=1855&amp;amp;idscroll=1229497&amp;amp;wscroll=300&amp;amp;hscroll=218"&gt;&lt;!----&gt;&lt;/iframe&gt;&lt;/div&gt;&lt;/div&gt;&lt;div style='height:250px; width:630px; position:relative; margin-left:0px; margin-top:0px; margin-right:30px;margin-bottom:30px;'&gt;&lt;div class="mdl x2 y1"&gt;&lt;script type="text/javascript"&gt;</text:p>
      <text:p text:style-name="Preformatted_20_Text"><text:tab/><text:tab/><text:tab/><text:tab/>grAnuncio.DisplayAds2('x96', true, 'zonanoticias', 'orden1', 630, 250);</text:p>
      <text:p text:style-name="Preformatted_20_Text"><text:tab/><text:tab/><text:tab/>&lt;/script&gt;&lt;/div&gt;&lt;/div&gt;&lt;div style='height:250px; width:300px; position:relative; margin-left:660px; margin-top:-280px; margin-right:0px;margin-bottom:30px;'&gt;&lt;div class="&amp;#xA;<text:tab/><text:tab/><text:tab/><text:tab/><text:tab/><text:tab/>mdl n x1 y1 ic_container&amp;#xA;<text:tab/><text:tab/><text:tab/><text:tab/><text:tab/>"&gt;&lt;div class="zoomBtn" style="cursor:pointer;"&gt;&lt;a class="divLightbox" onclick="grFunc.Zoom('modal',URLImagenes+'imagenes/960x640/2/887/1886341.jpg',960,640,'El indicador que eval�a las posibilidades de los integrantes del hogar de efectuar compras de bienes durables cay� 6.01 por ciento en enero.','FOTO: archivo')"&gt;</text:p>
      <text:p text:style-name="Preformatted_20_Text"><text:tab/><text:tab/><text:tab/><text:tab/><text:tab/>�</text:p>
      <text:p text:style-name="Preformatted_20_Text"><text:tab/><text:tab/><text:tab/><text:tab/>&lt;/a&gt;&lt;/div&gt;&lt;div class="overlay" style="display:none;"&gt;�&lt;/div&gt;&lt;div class="foto"&gt;&lt;a class="ligaonclick" href="hila-confianza-del-consumidor-4-caidas/ar1715334?v=6"&gt;&lt;script type="text/javascript"&gt;&lt;!--</text:p>
      <text:p text:style-name="Preformatted_20_Text"><text:tab/><text:tab/><text:tab/><text:tab/><text:tab/><text:tab/><text:tab/></text:p>
      <text:p text:style-name="Preformatted_20_Text"><text:s text:c="14"/>appFC=URLImagenes+"imagenes/elementorelacionado/3/528/2527405.jpg";</text:p>
      <text:p text:style-name="Preformatted_20_Text"><text:s text:c="14"/>document.write('&lt;img border="0" alt="" class="lazy" data-original="'+appFC+'"/&gt;');</text:p>
      <text:p text:style-name="Preformatted_20_Text"><text:s text:c="14"/></text:p>
      <text:p text:style-name="Preformatted_20_Text"><text:tab/><text:tab/><text:tab/><text:tab/><text:tab/><text:tab/>--&gt;&lt;/script&gt;&lt;/a&gt;&lt;/div&gt;&lt;div class="caption"&gt;&lt;div class=" ic_caption"&gt;&lt;h1&gt;&lt;a class="ligaonclick" href="hila-confianza-del-consumidor-4-caidas/ar1715334?v=6"&gt;Hila confianza del consumidor 4 ca�das&lt;/a&gt;&lt;/h1&gt;&lt;p class="ic_text"&gt;&lt;a class="ligaonclick" href="hila-confianza-del-consumidor-4-caidas/ar1715334?v=6"&gt;En junio, Confianza del Consumidor lig� 4 ca�das mensuales y lleg� a 44.22 puntos, su nivel m�s bajo desde diciembre, seg�n cifras de Inegi.&lt;/a&gt;&lt;/p&gt;&lt;ul class="ic_text herr"&gt;&lt;li&gt;&lt;a class="ligaonclick" href="cae-confianza-a-nivel-mas-bajo-del-ano/ar1692779?v=7" style="margin-right:4px;cursor:pointer;"&gt;&lt;img src="libre/imgdiseno/Articulo.png" border="0" /&gt;&lt;/a&gt;&lt;/li&gt;&lt;/ul&gt;&lt;/div&gt;&lt;/div&gt;&lt;/div&gt;&lt;/div&gt;&lt;/div&gt;&lt;div class="clearfix"&gt;&lt;!----&gt;&lt;/div&gt;&lt;div id="zonareels"&gt;&lt;div style='height:250px; width:960px; position:relative; margin-left:0px; margin-top:0px; margin-right:0px;margin-bottom:30px;'&gt;&lt;script language="JavaScript"&gt;&lt;!--</text:p>
      <text:p text:style-name="Preformatted_20_Text"><text:tab/><text:tab/><text:tab/><text:tab/></text:p>
      <text:p text:style-name="Preformatted_20_Text"><text:s text:c="8"/>fc27459 = new Array();</text:p>
      <text:p text:style-name="Preformatted_20_Text"><text:s text:c="8"/>document.write('&lt;div id="riel27459" class="bgGris x3"&gt;');</text:p>
      <text:p text:style-name="Preformatted_20_Text"><text:tab/><text:tab/><text:tab/>--&gt;&lt;/script&gt;&lt;div class="rielTit"&gt;&lt;h2&gt;&lt;span style="display: inline-block;vertical-align: middle;"&gt;RECOMENDAMOS&lt;/span&gt;&lt;/h2&gt;&lt;/div&gt;&lt;div id="riel_27459" class="riel y1"&gt;&lt;div id="div_127459" class="mdl n x1 y1 mR_10 ic_container" style="float:left;"&gt;&lt;div class="btnPlayVideo"&gt;&lt;a class="ligaonclick" href="dolor-y-gloria/gr/vi118199?po=2&amp;amp;ap=1&amp;amp;md5=9a8a59e49f48e787c74378834687799e&amp;amp;ta=0dfdbac11765226904c16cb9ad1b2efe" onclick="grFunc.AbrirPagina('fancybox','dolor-y-gloria/gr/vi118199?po=2&amp;amp;ap=1&amp;amp;md5=9a8a59e49f48e787c74378834687799e&amp;amp;ta=0dfdbac11765226904c16cb9ad1b2efe'); return false;" /&gt;&lt;/div&gt;&lt;div class="EAL"&gt;�&lt;/div&gt;&lt;div class="overlay" style="display:none;"&gt;�&lt;/div&gt;&lt;div class="foto"&gt;&lt;a class="ligaonclick" href="dolor-y-gloria/gr/vi118199?po=2&amp;amp;ap=1&amp;amp;md5=9a8a59e49f48e787c74378834687799e&amp;amp;ta=0dfdbac11765226904c16cb9ad1b2efe" onclick="grFunc.AbrirPagina('fancybox','dolor-y-gloria/gr/vi118199?po=2&amp;amp;ap=1&amp;amp;md5=9a8a59e49f48e787c74378834687799e&amp;amp;ta=0dfdbac11765226904c16cb9ad1b2efe'); return false;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3/8112488.jpg";</text:p>
      <text:p text:style-name="Preformatted_20_Text"><text:s text:c="26"/>document.write('&lt;img id="0_27459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127459 = {x: 0,y: 0}; finalCoorddiv_127459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soft-page-break/><text:tab/><text:tab/><text:tab/><text:tab/><text:tab/><text:tab/><text:tab/><text:tab/><text:tab/><text:tab/><text:tab/>$("#div_127459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127459.x = (e.originalEvent.changedTouches[0].pageX); </text:p>
      <text:p text:style-name="Preformatted_20_Text"><text:tab/><text:tab/><text:tab/><text:tab/><text:tab/><text:tab/><text:tab/><text:tab/><text:tab/><text:tab/><text:tab/><text:tab/>originalCoorddiv_127459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127459.x = (e.originalEvent.changedTouches[0].pageX); </text:p>
      <text:p text:style-name="Preformatted_20_Text"><text:tab/><text:tab/><text:tab/><text:tab/><text:tab/><text:tab/><text:tab/><text:tab/><text:tab/><text:tab/><text:tab/><text:tab/>finalCoorddiv_127459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127459.x!=finalCoorddiv_127459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fancybox','dolor-y-gloria/gr/vi118199?po=2&amp;ap=1&amp;md5=9a8a59e49f48e787c74378834687799e&amp;ta=0dfdbac11765226904c16cb9ad1b2efe'); return false;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27459[0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GENTE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LA VEO O NO LA VEO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dolor-y-gloria/gr/vi118199?po=2&amp;amp;ap=1&amp;amp;md5=9a8a59e49f48e787c74378834687799e&amp;amp;ta=0dfdbac11765226904c16cb9ad1b2efe" onclick="grFunc.AbrirPagina('fancybox','dolor-y-gloria/gr/vi118199?po=2&amp;amp;ap=1&amp;amp;md5=9a8a59e49f48e787c74378834687799e&amp;amp;ta=0dfdbac11765226904c16cb9ad1b2efe'); return false;"&gt;Dolor y Gloria&lt;/a&gt;&lt;/h1&gt;&lt;/div&gt;&lt;/div&gt;&lt;/div&gt;&lt;div id="div_227459" class="mdl n x1 y1 mR_10 ic_container" style="float:left;"&gt;&lt;div class="btnPlayVideo"&gt;&lt;a class="ligaonclick" href="rib-eye-con-cebolla-y-mostaza-dijon/gr/vi118203?po=2&amp;amp;ap=1&amp;amp;md5=c57753e20802ffb374be802c4857b98c&amp;amp;ta=0dfdbac11765226904c16cb9ad1b2efe" onclick="grFunc.AbrirPagina('fancybox','rib-eye-con-cebolla-y-mostaza-dijon/gr/vi118203?<text:soft-page-break/>po=2&amp;amp;ap=1&amp;amp;md5=c57753e20802ffb374be802c4857b98c&amp;amp;ta=0dfdbac11765226904c16cb9ad1b2efe'); return false;" /&gt;&lt;/div&gt;&lt;div class="EAL"&gt;�&lt;/div&gt;&lt;div class="overlay" style="display:none;"&gt;�&lt;/div&gt;&lt;div class="foto"&gt;&lt;a class="ligaonclick" href="rib-eye-con-cebolla-y-mostaza-dijon/gr/vi118203?po=2&amp;amp;ap=1&amp;amp;md5=c57753e20802ffb374be802c4857b98c&amp;amp;ta=0dfdbac11765226904c16cb9ad1b2efe" onclick="grFunc.AbrirPagina('fancybox','rib-eye-con-cebolla-y-mostaza-dijon/gr/vi118203?po=2&amp;amp;ap=1&amp;amp;md5=c57753e20802ffb374be802c4857b98c&amp;amp;ta=0dfdbac11765226904c16cb9ad1b2efe'); return false;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3/8112456.jpg";</text:p>
      <text:p text:style-name="Preformatted_20_Text"><text:s text:c="26"/>document.write('&lt;img id="1_27459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227459 = {x: 0,y: 0}; finalCoorddiv_227459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227459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227459.x = (e.originalEvent.changedTouches[0].pageX); </text:p>
      <text:p text:style-name="Preformatted_20_Text"><text:tab/><text:tab/><text:tab/><text:tab/><text:tab/><text:tab/><text:tab/><text:tab/><text:tab/><text:tab/><text:tab/><text:tab/>originalCoorddiv_227459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227459.x = (e.originalEvent.changedTouches[0].pageX); </text:p>
      <text:p text:style-name="Preformatted_20_Text"><text:tab/><text:tab/><text:tab/><text:tab/><text:tab/><text:tab/><text:tab/><text:tab/><text:tab/><text:tab/><text:tab/><text:tab/>finalCoorddiv_227459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227459.x!=finalCoorddiv_227459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fancybox','rib-eye-con-cebolla-y-mostaza-dijon/gr/vi118203?po=2&amp;ap=1&amp;md5=c57753e20802ffb374be802c4857b98c&amp;ta=0dfdbac11765226904c16cb9ad1b2efe'); return false;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27459[1]=fotocrop;</text:p>
      <text:p text:style-name="Preformatted_20_Text"><text:tab/><text:tab/><text:tab/><text:tab/><text:tab/><text:tab/><text:tab/><text:tab/><text:tab/><text:tab/>--&gt;&lt;/script&gt;&lt;/a&gt;&lt;/div&gt;&lt;div <text:soft-page-break/>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BUENA MESA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EST� CARB�N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rib-eye-con-cebolla-y-mostaza-dijon/gr/vi118203?po=2&amp;amp;ap=1&amp;amp;md5=c57753e20802ffb374be802c4857b98c&amp;amp;ta=0dfdbac11765226904c16cb9ad1b2efe" onclick="grFunc.AbrirPagina('fancybox','rib-eye-con-cebolla-y-mostaza-dijon/gr/vi118203?po=2&amp;amp;ap=1&amp;amp;md5=c57753e20802ffb374be802c4857b98c&amp;amp;ta=0dfdbac11765226904c16cb9ad1b2efe'); return false;"&gt;Rib eye con salsa de cebolla&lt;br&gt;y mostaza dij�n&lt;/a&gt;&lt;/h1&gt;&lt;/div&gt;&lt;/div&gt;&lt;/div&gt;&lt;div id="div_327459" class="mdl n x1 y1 mR_10 ic_container" style="float:left;"&gt;&lt;div class="btnArticulo"&gt;&lt;a class="ligaonclick" href="es-el-ascenso-mx-experto-en-cambios/ar1715063?po=1" /&gt;&lt;/div&gt;&lt;div class="overlay" style="display:none;"&gt;�&lt;/div&gt;&lt;div class="foto"&gt;&lt;a class="ligaonclick" href="es-el-ascenso-mx-experto-en-cambios/ar1715063?po=1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3/8112425.jpg";</text:p>
      <text:p text:style-name="Preformatted_20_Text"><text:s text:c="26"/>document.write('&lt;img id="2_27459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327459 = {x: 0,y: 0}; finalCoorddiv_327459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327459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327459.x = (e.originalEvent.changedTouches[0].pageX); </text:p>
      <text:p text:style-name="Preformatted_20_Text"><text:tab/><text:tab/><text:tab/><text:tab/><text:tab/><text:tab/><text:tab/><text:tab/><text:tab/><text:tab/><text:tab/><text:tab/>originalCoorddiv_327459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327459.x = (e.originalEvent.changedTouches[0].pageX); </text:p>
      <text:p text:style-name="Preformatted_20_Text"><text:tab/><text:tab/><text:tab/><text:tab/><text:tab/><text:tab/><text:tab/><text:tab/><text:tab/><text:tab/><text:tab/><text:tab/>finalCoorddiv_327459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327459.x!=finalCoorddiv_327459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soft-page-break/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es-el-ascenso-mx-experto-en-cambios/ar1715063?po=1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27459[2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FUTBOL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ASCENSO MX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es-el-ascenso-mx-experto-en-cambios/ar1715063?po=1"&gt;Es el Ascenso MX experto en cambios&lt;/a&gt;&lt;/h1&gt;&lt;/div&gt;&lt;/div&gt;&lt;/div&gt;&lt;div id="div_427459" class="mdl n x1 y1 mR_10 ic_container" style="float:left;"&gt;&lt;div class="btnArticulo"&gt;&lt;a class="ligaonclick" href="los-trajes-de-spidey/ar1713810" /&gt;&lt;/div&gt;&lt;div class="overlay" style="display:none;"&gt;�&lt;/div&gt;&lt;div class="foto"&gt;&lt;a class="ligaonclick" href="los-trajes-de-spidey/ar1713810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08/8107983.jpg";</text:p>
      <text:p text:style-name="Preformatted_20_Text"><text:s text:c="26"/>document.write('&lt;img id="3_27459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427459 = {x: 0,y: 0}; finalCoorddiv_427459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427459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427459.x = (e.originalEvent.changedTouches[0].pageX); </text:p>
      <text:p text:style-name="Preformatted_20_Text"><text:tab/><text:tab/><text:tab/><text:tab/><text:tab/><text:tab/><text:tab/><text:tab/><text:tab/><text:tab/><text:tab/><text:tab/>originalCoorddiv_427459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427459.x = (e.originalEvent.changedTouches[0].pageX); </text:p>
      <text:p text:style-name="Preformatted_20_Text"><text:soft-page-break/><text:tab/><text:tab/><text:tab/><text:tab/><text:tab/><text:tab/><text:tab/><text:tab/><text:tab/><text:tab/><text:tab/><text:tab/>finalCoorddiv_427459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427459.x!=finalCoorddiv_427459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los-trajes-de-spidey/ar1713810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27459[3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GENTE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CINE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los-trajes-de-spidey/ar1713810"&gt;Los trajes de Spidey&lt;/a&gt;&lt;/h1&gt;&lt;/div&gt;&lt;/div&gt;&lt;/div&gt;&lt;div id="div_527459" class="mdl n x1 y1 mR_10 ic_container" style="float:left;"&gt;&lt;div class="btnArticulo"&gt;&lt;a class="ligaonclick" href="suburban-un-chevrolet-con-84-anos/ar1714122?v=4" /&gt;&lt;/div&gt;&lt;div class="overlay" style="display:none;"&gt;�&lt;/div&gt;&lt;div class="foto"&gt;&lt;a class="ligaonclick" href="suburban-un-chevrolet-con-84-anos/ar1714122?v=4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10/8109229.jpg";</text:p>
      <text:p text:style-name="Preformatted_20_Text"><text:s text:c="26"/>document.write('&lt;img id="4_27459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527459 = {x: 0,y: 0}; finalCoorddiv_527459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527459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soft-page-break/><text:tab/>originalCoorddiv_527459.x = (e.originalEvent.changedTouches[0].pageX); </text:p>
      <text:p text:style-name="Preformatted_20_Text"><text:tab/><text:tab/><text:tab/><text:tab/><text:tab/><text:tab/><text:tab/><text:tab/><text:tab/><text:tab/><text:tab/><text:tab/>originalCoorddiv_527459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527459.x = (e.originalEvent.changedTouches[0].pageX); </text:p>
      <text:p text:style-name="Preformatted_20_Text"><text:tab/><text:tab/><text:tab/><text:tab/><text:tab/><text:tab/><text:tab/><text:tab/><text:tab/><text:tab/><text:tab/><text:tab/>finalCoorddiv_527459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527459.x!=finalCoorddiv_527459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suburban-un-chevrolet-con-84-anos/ar1714122?v=4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27459[4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AUTOMOTRIZ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CL�SICOS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suburban-un-chevrolet-con-84-anos/ar1714122?v=4"&gt;Suburban: un Chevrolet con 84 a�os&lt;/a&gt;&lt;/h1&gt;&lt;/div&gt;&lt;/div&gt;&lt;/div&gt;&lt;div id="div_627459" class="mdl n x1 y1 mR_10 ic_container" style="float:left;"&gt;&lt;div class="btnArticulo"&gt;&lt;a class="ligaonclick" href="a-probaditas/ar1713266?v=2" onclick="grFunc.AbrirPagina('normal','a-probaditas/ar1713266?v=2'); return false;" /&gt;&lt;/div&gt;&lt;div class="overlay" style="display:none;"&gt;�&lt;/div&gt;&lt;div class="foto"&gt;&lt;a class="ligaonclick" href="a-probaditas/ar1713266?v=2" onclick="grFunc.AbrirPagina('normal','a-probaditas/ar1713266?v=2'); return false;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09/8108756.jpg";</text:p>
      <text:p text:style-name="Preformatted_20_Text"><text:s text:c="26"/>document.write('&lt;img id="5_27459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<text:soft-page-break/>posiciones iniciales en cada elemento del riel</text:p>
      <text:p text:style-name="Preformatted_20_Text"><text:tab/><text:tab/><text:tab/><text:tab/><text:tab/><text:tab/><text:tab/><text:tab/><text:tab/><text:tab/><text:tab/>originalCoorddiv_627459 = {x: 0,y: 0}; finalCoorddiv_627459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627459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627459.x = (e.originalEvent.changedTouches[0].pageX); </text:p>
      <text:p text:style-name="Preformatted_20_Text"><text:tab/><text:tab/><text:tab/><text:tab/><text:tab/><text:tab/><text:tab/><text:tab/><text:tab/><text:tab/><text:tab/><text:tab/>originalCoorddiv_627459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627459.x = (e.originalEvent.changedTouches[0].pageX); </text:p>
      <text:p text:style-name="Preformatted_20_Text"><text:tab/><text:tab/><text:tab/><text:tab/><text:tab/><text:tab/><text:tab/><text:tab/><text:tab/><text:tab/><text:tab/><text:tab/>finalCoorddiv_627459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627459.x!=finalCoorddiv_627459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'a-probaditas/ar1713266?v=2'); return false;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27459[5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PRIMERA FILA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PRIMERA FILA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a-probaditas/ar1713266?v=2" onclick="grFunc.AbrirPagina('normal','a-probaditas/ar1713266?v=2'); return false;"&gt;Para disfrutar a probaditas&lt;/a&gt;&lt;/h1&gt;&lt;/div&gt;&lt;/div&gt;&lt;/div&gt;&lt;div id="div_727459" class="mdl n x1 y1 mR_10 ic_container" style="float:left;"&gt;&lt;div class="btnArticulo"&gt;&lt;a class="ligaonclick" href="su-otro-nombre/ar1713943?po=1" /&gt;&lt;/div&gt;&lt;div class="overlay" style="display:none;"&gt;�&lt;/div&gt;&lt;div class="foto"&gt;&lt;a class="ligaonclick" href="su-otro-<text:soft-page-break/>nombre/ar1713943?po=1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109/8108170.jpg";</text:p>
      <text:p text:style-name="Preformatted_20_Text"><text:s text:c="26"/>document.write('&lt;img id="6_27459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727459 = {x: 0,y: 0}; finalCoorddiv_727459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727459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727459.x = (e.originalEvent.changedTouches[0].pageX); </text:p>
      <text:p text:style-name="Preformatted_20_Text"><text:tab/><text:tab/><text:tab/><text:tab/><text:tab/><text:tab/><text:tab/><text:tab/><text:tab/><text:tab/><text:tab/><text:tab/>originalCoorddiv_727459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727459.x = (e.originalEvent.changedTouches[0].pageX); </text:p>
      <text:p text:style-name="Preformatted_20_Text"><text:tab/><text:tab/><text:tab/><text:tab/><text:tab/><text:tab/><text:tab/><text:tab/><text:tab/><text:tab/><text:tab/><text:tab/>finalCoorddiv_727459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727459.x!=finalCoorddiv_727459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su-otro-nombre/ar1713943?po=1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 text:c="22"/>fc27459[6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M�S DEPORTES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soft-page-break/><text:tab/><text:tab/><text:tab/><text:tab/><text:tab/><text:tab/><text:tab/><text:tab/><text:tab/><text:tab/><text:tab/><text:tab/><text:tab/><text:tab/>document.write('BOXEO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su-otro-nombre/ar1713943?po=1"&gt;�Reconoces los apodos&lt;br&gt;de los boxeadores?&lt;/a&gt;&lt;/h1&gt;&lt;/div&gt;&lt;/div&gt;&lt;/div&gt;&lt;div id="div_827459" class="mdl n x1 y1 mR_10 ic_container" style="float:left;"&gt;&lt;div class="btnArticulo"&gt;&lt;a class="ligaonclick" href="supera-extincion-de-plantas-la-animal/ar1710540?v=5" /&gt;&lt;/div&gt;&lt;div class="overlay" style="display:none;"&gt;�&lt;/div&gt;&lt;div class="foto"&gt;&lt;a class="ligaonclick" href="supera-extincion-de-plantas-la-animal/ar1710540?v=5"&gt;&lt;script type="text/javascript"&gt;&lt;!--</text:p>
      <text:p text:style-name="Preformatted_20_Text"><text:tab/><text:tab/><text:tab/><text:tab/><text:tab/><text:tab/><text:tab/><text:tab/><text:tab/><text:tab/><text:tab/><text:tab/><text:tab/></text:p>
      <text:p text:style-name="Preformatted_20_Text"><text:s text:c="26"/>appFC=URLImagenes+"imagenes/elementorelacionado/9/98/8097649.jpg";</text:p>
      <text:p text:style-name="Preformatted_20_Text"><text:s text:c="26"/>document.write('&lt;img id="7_27459" height="200px" width="300px" border="2" <text:s/>src=""/&gt;');</text:p>
      <text:p text:style-name="Preformatted_20_Text"><text:s text:c="26"/></text:p>
      <text:p text:style-name="Preformatted_20_Text"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//INICIA MODIFICACION </text:p>
      <text:p text:style-name="Preformatted_20_Text"><text:tab/><text:tab/><text:tab/><text:tab/><text:tab/><text:tab/><text:tab/><text:tab/><text:tab/><text:tab/><text:tab/>//Se declaran las posiciones iniciales en cada elemento del riel</text:p>
      <text:p text:style-name="Preformatted_20_Text"><text:tab/><text:tab/><text:tab/><text:tab/><text:tab/><text:tab/><text:tab/><text:tab/><text:tab/><text:tab/><text:tab/>originalCoorddiv_827459 = {x: 0,y: 0}; finalCoorddiv_827459 = {x: 0,y: 0};</text:p>
      <text:p text:style-name="Preformatted_20_Text"><text:tab/><text:tab/><text:tab/><text:tab/><text:tab/><text:tab/><text:tab/><text:tab/><text:tab/><text:tab/><text:tab/>//Se declara el evento donde el usuario 'pone el dedo' en el div del elemento del riel y se detectan las coordenadas</text:p>
      <text:p text:style-name="Preformatted_20_Text"><text:tab/><text:tab/><text:tab/><text:tab/><text:tab/><text:tab/><text:tab/><text:tab/><text:tab/><text:tab/><text:tab/>$("#div_827459").bind('touchstart', function(e) {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originalCoorddiv_827459.x = (e.originalEvent.changedTouches[0].pageX); </text:p>
      <text:p text:style-name="Preformatted_20_Text"><text:tab/><text:tab/><text:tab/><text:tab/><text:tab/><text:tab/><text:tab/><text:tab/><text:tab/><text:tab/><text:tab/><text:tab/>originalCoorddiv_827459.y = (e.originalEvent.changedTouches[0].pageY); </text:p>
      <text:p text:style-name="Preformatted_20_Text"><text:tab/><text:tab/><text:tab/><text:tab/><text:tab/><text:tab/><text:tab/><text:tab/><text:tab/><text:tab/><text:tab/>}).bind('touchend click', function(e) { // se declara el momento donde el usuario deja de presionar la pantalla y se detectan las coordenadas</text:p>
      <text:p text:style-name="Preformatted_20_Text"><text:tab/><text:tab/><text:tab/><text:tab/><text:tab/><text:tab/><text:tab/><text:tab/><text:tab/><text:tab/><text:tab/><text:tab/>e.preventDefault();</text:p>
      <text:p text:style-name="Preformatted_20_Text"><text:tab/><text:tab/><text:tab/><text:tab/><text:tab/><text:tab/><text:tab/><text:tab/><text:tab/><text:tab/><text:tab/><text:tab/>finalCoorddiv_827459.x = (e.originalEvent.changedTouches[0].pageX); </text:p>
      <text:p text:style-name="Preformatted_20_Text"><text:tab/><text:tab/><text:tab/><text:tab/><text:tab/><text:tab/><text:tab/><text:tab/><text:tab/><text:tab/><text:tab/><text:tab/>finalCoorddiv_827459.y = (e.originalEvent.changedTouches[0].pageY); </text:p>
      <text:p text:style-name="Preformatted_20_Text"><text:tab/><text:tab/><text:tab/><text:tab/><text:tab/><text:tab/><text:tab/><text:tab/><text:tab/><text:tab/><text:tab/><text:tab/>if (e.type=='touchend' &amp;&amp; originalCoorddiv_827459.x!=finalCoorddiv_827459.x) //si el usuario realiz un swipe las coordenadas inicial y final sern diferentes por lo que no realiza ninguna accin ms que el propio swip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return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else</text:p>
      <text:p text:style-name="Preformatted_20_Text"><text:tab/><text:tab/><text:tab/><text:tab/><text:tab/><text:tab/><text:tab/><text:tab/><text:tab/><text:tab/><text:tab/><text:tab/>{</text:p>
      <text:p text:style-name="Preformatted_20_Text"><text:tab/><text:tab/><text:tab/><text:tab/><text:tab/><text:tab/><text:tab/><text:tab/><text:tab/><text:tab/><text:tab/><text:tab/><text:tab/>//al ser las coordenadas inicial y final iguales, se toma como un tap o click por lo que se ejecuta la llamada a la funcion del elemento correspondiente</text:p>
      <text:p text:style-name="Preformatted_20_Text"><text:tab/><text:tab/><text:tab/><text:tab/><text:tab/><text:tab/><text:tab/><text:tab/><text:tab/><text:tab/><text:tab/><text:tab/><text:tab/>grFunc.AbrirPagina('normal', 'supera-extincion-de-plantas-la-animal/ar1710540?v=5');</text:p>
      <text:p text:style-name="Preformatted_20_Text"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});</text:p>
      <text:p text:style-name="Preformatted_20_Text"><text:tab/><text:tab/><text:tab/><text:tab/><text:tab/><text:tab/><text:tab/><text:tab/><text:tab/><text:tab/><text:tab/>//fin de modificacin</text:p>
      <text:p text:style-name="Preformatted_20_Text"><text:s text:c="22"/>fotocrop = new Array();</text:p>
      <text:p text:style-name="Preformatted_20_Text"><text:s text:c="22"/>fotocrop.url = appFC;</text:p>
      <text:p text:style-name="Preformatted_20_Text"><text:soft-page-break/><text:s text:c="22"/>fc27459[7]=fotocrop;</text:p>
      <text:p text:style-name="Preformatted_20_Text"><text:tab/><text:tab/><text:tab/><text:tab/><text:tab/><text:tab/><text:tab/><text:tab/><text:tab/><text:tab/>--&gt;&lt;/script&gt;&lt;/a&gt;&lt;/div&gt;&lt;div class="caption"&gt;&lt;div class="ic_caption"&gt;&lt;p class="p_5"&gt;&lt;script type="text/javascript"&gt;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<text:tab/>if (esHome) {</text:p>
      <text:p text:style-name="Preformatted_20_Text"><text:tab/><text:tab/><text:tab/><text:tab/><text:tab/><text:tab/><text:tab/><text:tab/><text:tab/><text:tab/><text:tab/><text:tab/><text:tab/><text:tab/>document.write('VERDE');</text:p>
      <text:p text:style-name="Preformatted_20_Text"><text:tab/><text:tab/><text:tab/><text:tab/><text:tab/><text:tab/><text:tab/><text:tab/><text:tab/><text:tab/><text:tab/><text:tab/><text:tab/>} else {</text:p>
      <text:p text:style-name="Preformatted_20_Text"><text:tab/><text:tab/><text:tab/><text:tab/><text:tab/><text:tab/><text:tab/><text:tab/><text:tab/><text:tab/><text:tab/><text:tab/><text:tab/><text:tab/>document.write('FLORA Y FAUNA');</text:p>
      <text:p text:style-name="Preformatted_20_Text"><text:tab/><text:tab/><text:tab/><text:tab/><text:tab/><text:tab/><text:tab/><text:tab/><text:tab/><text:tab/><text:tab/><text:tab/><text:tab/>}</text:p>
      <text:p text:style-name="Preformatted_20_Text"><text:tab/><text:tab/><text:tab/><text:tab/><text:tab/><text:tab/><text:tab/><text:tab/><text:tab/><text:tab/><text:tab/><text:tab/><text:tab/></text:p>
      <text:p text:style-name="Preformatted_20_Text"><text:tab/><text:tab/><text:tab/><text:tab/><text:tab/><text:tab/><text:tab/><text:tab/><text:tab/><text:tab/><text:tab/><text:tab/>&lt;/script&gt;&lt;/p&gt;&lt;h1&gt;&lt;a class="ligaonclick" href="supera-extincion-de-plantas-la-animal/ar1710540?v=5"&gt;Supera extinci�n de plantas la animal&lt;/a&gt;&lt;/h1&gt;&lt;/div&gt;&lt;/div&gt;&lt;/div&gt;&lt;!----&gt;&lt;/div&gt;&lt;script language="JavaScript"&gt;&lt;!--</text:p>
      <text:p text:style-name="Preformatted_20_Text"><text:tab/><text:tab/><text:tab/><text:tab/>document.write('&lt;/div&gt;');</text:p>
      <text:p text:style-name="Preformatted_20_Text"><text:tab/><text:tab/><text:tab/><text:tab/>var load27459 = false;</text:p>
      <text:p text:style-name="Preformatted_20_Text"><text:tab/><text:tab/><text:tab/><text:tab/>$(window).on('scroll load', function () {</text:p>
      <text:p text:style-name="Preformatted_20_Text"><text:tab/><text:tab/><text:tab/><text:tab/><text:tab/>var position = $("#riel27459").offset();</text:p>
      <text:p text:style-name="Preformatted_20_Text"><text:tab/><text:tab/><text:tab/><text:tab/><text:tab/>var scrollBottom = $(window).scrollTop() + $(window).height();</text:p>
      <text:p text:style-name="Preformatted_20_Text"><text:tab/><text:tab/><text:tab/><text:tab/><text:tab/>if(position.top&lt;(scrollBottom+200) &amp;&amp; !load27459)</text:p>
      <text:p text:style-name="Preformatted_20_Text"><text:tab/><text:tab/><text:tab/><text:tab/><text:tab/>{</text:p>
      <text:p text:style-name="Preformatted_20_Text"><text:tab/><text:tab/><text:tab/><text:tab/><text:tab/><text:tab/>load27459 = true;</text:p>
      <text:p text:style-name="Preformatted_20_Text"><text:tab/><text:tab/><text:tab/><text:tab/><text:tab/><text:tab/>for (i=0; i&lt;fc27459.length; i++)</text:p>
      <text:p text:style-name="Preformatted_20_Text"><text:tab/><text:tab/><text:tab/><text:tab/><text:tab/><text:tab/>{</text:p>
      <text:p text:style-name="Preformatted_20_Text"><text:tab/><text:tab/><text:tab/><text:tab/><text:tab/><text:tab/><text:tab/>$("#"+(i)+"_"+"27459").attr('src',fc27459[i].url);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});</text:p>
      <text:p text:style-name="Preformatted_20_Text"><text:tab/><text:tab/><text:tab/><text:tab/>if( navigator.userAgent.match(/Android/i)|| navigator.userAgent.match(/webOS/i)|| navigator.userAgent.match(/iPhone/i)|| navigator.userAgent.match(/iPad/i)|| navigator.userAgent.match(/iPod/i)|| navigator.userAgent.match(/BlackBerry/i)|| navigator.userAgent.match(/Windows Phone/i))</text:p>
      <text:p text:style-name="Preformatted_20_Text"><text:tab/><text:tab/><text:tab/><text:tab/>{ </text:p>
      <text:p text:style-name="Preformatted_20_Text"><text:tab/><text:tab/><text:tab/><text:tab/><text:tab/>$("#riel_27459").smoothDivScroll({touchScrolling: true,manualContinuousScrolling: true,autoScrollingStep: 5,hotSpotScrolling:false,mousewheelScrolling:''});</text:p>
      <text:p text:style-name="Preformatted_20_Text"><text:tab/><text:tab/><text:tab/><text:tab/>}</text:p>
      <text:p text:style-name="Preformatted_20_Text"><text:tab/><text:tab/><text:tab/>--&gt;&lt;/script&gt;&lt;/div&gt;&lt;/div&gt;&lt;div class="clearfix"&gt;&lt;!----&gt;&lt;/div&gt;&lt;div id="zonaopinion"&gt;&lt;div style='height:530px; width:960px; position:relative; margin-left:0px; margin-top:0px; margin-right:0px;margin-bottom:30px;'&gt;&lt;div id="divaticos3x2" class="mdl x3 y2"&gt;&lt;!----&gt;&lt;script language="JavaScript"&gt;</text:p>
      <text:p text:style-name="Preformatted_20_Text"/>
      <text:p text:style-name="Preformatted_20_Text"><text:tab/>var loadaticoshome3x2 = false;</text:p>
      <text:p text:style-name="Preformatted_20_Text"><text:tab/>$(window).scroll(function () {</text:p>
      <text:p text:style-name="Preformatted_20_Text"><text:tab/>var position = $("#divaticos3x2").offset();</text:p>
      <text:p text:style-name="Preformatted_20_Text"/>
      <text:p text:style-name="Preformatted_20_Text"><text:tab/>var scrollBottom = $(window).scrollTop() + $(window).height();</text:p>
      <text:p text:style-name="Preformatted_20_Text"><text:tab/>if(position.top &lt; (scrollBottom+200) &amp;&amp; !loadaticoshome3x2)</text:p>
      <text:p text:style-name="Preformatted_20_Text"><text:tab/><text:tab/>{</text:p>
      <text:p text:style-name="Preformatted_20_Text"><text:tab/><text:tab/>loadaticoshome3x2 = true;</text:p>
      <text:p text:style-name="Preformatted_20_Text"/>
      <text:p text:style-name="Preformatted_20_Text"><text:tab/><text:tab/>document.getElementById("divaticos3x2").innerHTML='&lt;iframe id=\"aticoshome3x2\" name=\"aticoshome3x2\" onload=\"grFunc.AjustarIframeJQ(\'aticoshome3x2\',true);\" frameborder=\"0\" scrolling=\"no\" <text:s/>src=\"' + grFunc.NuestroHost + 'cntext/opinion/includes/aticosgrande.htm\"&gt;&amp;nbsp;&lt;/iframe&gt;';</text:p>
      <text:p text:style-name="Preformatted_20_Text"><text:tab/>}</text:p>
      <text:p text:style-name="Preformatted_20_Text"><text:tab/>});</text:p>
      <text:p text:style-name="Preformatted_20_Text">&lt;/script&gt;</text:p>
      <text:p text:style-name="Preformatted_20_Text"/>
      <text:p text:style-name="Preformatted_20_Text">&lt;/div&gt;&lt;/div&gt;&lt;/div&gt;&lt;div class="clearfix"&gt;&lt;!----&gt;&lt;/div&gt;&lt;div id="zonaavisos"&gt;&lt;div style='height:250px; width:960px; <text:soft-page-break/>position:relative; margin-left:0px; margin-top:0px; margin-right:0px;margin-bottom:30px;'&gt;&lt;div class="mdl x3 y1"&gt;&lt;!----&gt;&lt;script language="JavaScript"&gt;</text:p>
      <text:p text:style-name="Preformatted_20_Text"><text:tab/>var loadavisosCOM6H = false;</text:p>
      <text:p text:style-name="Preformatted_20_Text"><text:tab/>$(window).scroll(function () {</text:p>
      <text:p text:style-name="Preformatted_20_Text"><text:tab/><text:tab/>var position = $("#avisosCOM6H").offset();</text:p>
      <text:p text:style-name="Preformatted_20_Text"><text:tab/><text:tab/>var currentURL = document.URL;</text:p>
      <text:p text:style-name="Preformatted_20_Text"><text:tab/><text:tab/>var offline_baseAddress = document.domain;</text:p>
      <text:p text:style-name="Preformatted_20_Text"><text:tab/><text:tab/>var offline_baseAddress = offline_baseAddress.toLowerCase( );</text:p>
      <text:p text:style-name="Preformatted_20_Text"><text:tab/><text:tab/>var scrollBottom = $(window).scrollTop() + $(window).height();</text:p>
      <text:p text:style-name="Preformatted_20_Text"><text:tab/><text:tab/>if(position.top &lt; (scrollBottom+200) &amp;&amp; !loadavisosCOM6H)</text:p>
      <text:p text:style-name="Preformatted_20_Text"><text:tab/><text:tab/>{</text:p>
      <text:p text:style-name="Preformatted_20_Text"><text:tab/><text:tab/><text:tab/>loadavisosCOM6H = true;</text:p>
      <text:p text:style-name="Preformatted_20_Text"><text:tab/><text:tab/><text:tab/>if (offline_baseAddress.indexOf('elnorte') &gt; -1 || offline_baseAddress.indexOf('reforma') &gt; -1 || offline_baseAddress.indexOf('mural') &gt; -1)</text:p>
      <text:p text:style-name="Preformatted_20_Text"><text:tab/><text:tab/><text:tab/>{</text:p>
      <text:p text:style-name="Preformatted_20_Text"><text:tab/><text:tab/><text:tab/><text:tab/>if(currentURL.indexOf('elnorte') &gt; -1)</text:p>
      <text:p text:style-name="Preformatted_20_Text"><text:tab/><text:tab/><text:tab/><text:tab/>{</text:p>
      <text:p text:style-name="Preformatted_20_Text"><text:tab/><text:tab/><text:tab/><text:tab/><text:tab/>$("#avisosCOM6H").attr('src',location.protocol+'//www.avisosdeocasion.com/gcavisoscom/avisos-html-portada-N.html');</text:p>
      <text:p text:style-name="Preformatted_20_Text"><text:tab/><text:tab/><text:tab/><text:tab/>}</text:p>
      <text:p text:style-name="Preformatted_20_Text"><text:tab/><text:tab/><text:tab/><text:tab/>if(currentURL.indexOf('mural') &gt; -1)</text:p>
      <text:p text:style-name="Preformatted_20_Text"><text:tab/><text:tab/><text:tab/><text:tab/>{</text:p>
      <text:p text:style-name="Preformatted_20_Text"><text:tab/><text:tab/><text:tab/><text:tab/><text:tab/>$("#avisosCOM6H").attr('src',location.protocol+'//www.avisosdeocasion.com/mural/gcavisoscom/avisos-html-portada-M.html');</text:p>
      <text:p text:style-name="Preformatted_20_Text"><text:tab/><text:tab/><text:tab/><text:tab/>}</text:p>
      <text:p text:style-name="Preformatted_20_Text"><text:tab/><text:tab/><text:tab/><text:tab/>if(currentURL.indexOf('reforma') &gt; -1)</text:p>
      <text:p text:style-name="Preformatted_20_Text"><text:tab/><text:tab/><text:tab/><text:tab/>{</text:p>
      <text:p text:style-name="Preformatted_20_Text"><text:tab/><text:tab/><text:tab/><text:tab/><text:tab/>$("#avisosCOM6H").attr('src',location.protocol+'//www.avisosdeocasion.com/reforma/gcavisoscom/avisos-html-portada-R.html')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<text:tab/>$("#avisosCOM6H").attr('src','http://operacionesinternet/stage/elnorte/libre/imgdiseno/vistas/215.jpg');</text:p>
      <text:p text:style-name="Preformatted_20_Text"><text:tab/><text:tab/><text:tab/>}</text:p>
      <text:p text:style-name="Preformatted_20_Text"><text:tab/><text:tab/>}</text:p>
      <text:p text:style-name="Preformatted_20_Text"><text:tab/>});</text:p>
      <text:p text:style-name="Preformatted_20_Text">&lt;/script&gt;</text:p>
      <text:p text:style-name="Preformatted_20_Text">&lt;iframe id="avisosCOM6H" frameborder="0" marginWidth="0" marginHeight="0" height="250px" scrolling="no" width="960px" src=""&gt;&lt;/iframe&gt;&lt;/div&gt;&lt;/div&gt;&lt;/div&gt;&lt;div class="clearfix"&gt;&lt;!----&gt;&lt;/div&gt;&lt;/div&gt;&lt;div id="footer"&gt;&lt;script type="text/javascript"&gt;&lt;!--</text:p>
      <text:p text:style-name="Preformatted_20_Text"><text:tab/><text:tab/><text:tab/><text:tab/><text:tab/><text:tab/><text:tab/>drawFooter(grFunc.NuestroHost, grFunc.IdPlaza);</text:p>
      <text:p text:style-name="Preformatted_20_Text"><text:tab/><text:tab/><text:tab/><text:tab/><text:tab/><text:tab/>--&gt;&lt;/script&gt;&lt;/div&gt;&lt;div id="wrapperbanner_pubbottom" style="display:none;"&gt;&lt;div id="bannerbot_pubbottom"&gt;&lt;div id="closebtn_pubbottom"&gt;&lt;img src="libre/imgdiseno/publicidad/cerrarpubbottom.png" border="0" onClick="grFunc.CerrarBannerEspecialBottom();" /&gt;&lt;/div&gt;&lt;script type="text/javascript"&gt;&lt;!--</text:p>
      <text:p text:style-name="Preformatted_20_Text"><text:tab/><text:tab/><text:tab/><text:tab/><text:tab/><text:tab/><text:tab/><text:tab/>grAnuncio.DisplayAds('x10', false);</text:p>
      <text:p text:style-name="Preformatted_20_Text"><text:tab/><text:tab/><text:tab/><text:tab/><text:tab/><text:tab/><text:tab/>--&gt;&lt;/script&gt;&lt;/div&gt;&lt;/div&gt;&lt;div id="tickernrm" style="display:none"&gt;&lt;div id="ticker_notificador"&gt;&lt;div class="header_notificador"&gt;&lt;p class="plecatitulo"&gt; &lt;/p&gt;&lt;/div&gt;&lt;div class="notificacion_ticker"&gt;&lt;button class="tickerup"&gt;&lt;img src="libre/ticker/img/bt_up.jpg" alt="cont_reforma" width="22" height="24" style="cursor:pointer" /&gt;&lt;/button&gt;&lt;button class="tickerdown"&gt;&lt;img src="libre/ticker/img/bt_dwn.jpg" alt="cont_reforma" width="22" height="24" style="cursor:pointer" /&gt;&lt;/button&gt;&lt;p class="plecaresumen"&gt; &lt;/p&gt;&lt;/div&gt;&lt;div class="cerrarticker"&gt;&lt;img src="libre/ticker/img/bt_close.jpg" alt="bt_close" width="40" height="50" style="cursor:pointer" /&gt;&lt;/div&gt;&lt;/div&gt;&lt;div id="id_notifica_ticker"&gt;&lt;p class="plecatitulo"&gt; &lt;/p&gt;&lt;img src="libre/ticker/img/bt_left.jpg" style="margin-left:20px;cursor:pointer" alt="cont_reforma" width="50" <text:soft-page-break/>height="50" /&gt;&lt;div id="noti_num_ticker"&gt; &lt;/div&gt;&lt;/div&gt;&lt;/div&gt;&lt;script type="text/javascript" src="https://stats.gruporeforma.com/clickGrupoReforma.js"&gt;&lt;!----&gt;&lt;/script&gt;&lt;script type="text/javascript"&gt;&lt;!--</text:p>
      <text:p text:style-name="Preformatted_20_Text"><text:tab/><text:tab/><text:tab/><text:tab/><text:tab/><text:tab/>clickHeatSite = 'site'; //No mover</text:p>
      <text:p text:style-name="Preformatted_20_Text"><text:tab/><text:tab/><text:tab/><text:tab/><text:tab/><text:tab/>clickHeatGroup = 'grupo'; //No mover</text:p>
      <text:p text:style-name="Preformatted_20_Text"><text:tab/><text:tab/><text:tab/><text:tab/><text:tab/><text:tab/>clickHeatServer = 'https://stats.gruporeforma.com/hitClick.tif';</text:p>
      <text:p text:style-name="Preformatted_20_Text"><text:tab/><text:tab/><text:tab/><text:tab/><text:tab/><text:tab/>initClickHeat();</text:p>
      <text:p text:style-name="Preformatted_20_Text"><text:tab/><text:tab/><text:tab/><text:tab/><text:tab/><text:tab/>var _estV3= [];</text:p>
      <text:p text:style-name="Preformatted_20_Text"><text:tab/><text:tab/><text:tab/><text:tab/><text:tab/><text:tab/>_estV3.push(['grcidapp','2']);</text:p>
      <text:p text:style-name="Preformatted_20_Text"><text:tab/><text:tab/><text:tab/><text:tab/><text:tab/><text:tab/>_estV3.push(['grcversionapp','1.0']);</text:p>
      <text:p text:style-name="Preformatted_20_Text"><text:tab/><text:tab/><text:tab/><text:tab/><text:tab/><text:tab/>_estV3.push(['grcidmodulo', '35']);</text:p>
      <text:p text:style-name="Preformatted_20_Text"><text:tab/><text:tab/><text:tab/><text:tab/><text:tab/><text:tab/>_estV3.push(['grcidtcon','2']);</text:p>
      <text:p text:style-name="Preformatted_20_Text"><text:tab/><text:tab/><text:tab/><text:tab/><text:tab/><text:tab/>_estV3.push(['grcidfp', 'CMS_19_672']);</text:p>
      <text:p text:style-name="Preformatted_20_Text"><text:tab/><text:tab/><text:tab/><text:tab/><text:tab/><text:tab/>_estV3.push(['grcfechapub','2019-07-04 22:35:31']);</text:p>
      <text:p text:style-name="Preformatted_20_Text"><text:tab/><text:tab/><text:tab/><text:tab/><text:tab/><text:tab/>_estV3.push(['infostatsV3']);</text:p>
      <text:p text:style-name="Preformatted_20_Text"><text:tab/><text:tab/><text:tab/><text:tab/><text:tab/><text:tab/>(function() {</text:p>
      <text:p text:style-name="Preformatted_20_Text"><text:tab/><text:tab/><text:tab/><text:tab/><text:tab/><text:tab/><text:tab/>var grV3 = document.createElement('script');</text:p>
      <text:p text:style-name="Preformatted_20_Text"><text:tab/><text:tab/><text:tab/><text:tab/><text:tab/><text:tab/><text:tab/>grV3.type = 'text/javascript';</text:p>
      <text:p text:style-name="Preformatted_20_Text"><text:tab/><text:tab/><text:tab/><text:tab/><text:tab/><text:tab/><text:tab/>grV3.async = true;</text:p>
      <text:p text:style-name="Preformatted_20_Text"><text:tab/><text:tab/><text:tab/><text:tab/><text:tab/><text:tab/><text:tab/>grV3.src = 'https://stats.gruporeforma.com/grV3.js';</text:p>
      <text:p text:style-name="Preformatted_20_Text"><text:tab/><text:tab/><text:tab/><text:tab/><text:tab/><text:tab/><text:tab/>var s = document.getElementsByTagName('script')[0]; s.parentNode.insertBefore(grV3, s);</text:p>
      <text:p text:style-name="Preformatted_20_Text"><text:tab/><text:tab/><text:tab/><text:tab/><text:tab/><text:tab/>})();</text:p>
      <text:p text:style-name="Preformatted_20_Text"><text:tab/><text:tab/><text:tab/><text:tab/><text:tab/><text:tab/>function abrirVideoFancyBox(urlVideoFancyBox){</text:p>
      <text:p text:style-name="Preformatted_20_Text"><text:tab/><text:tab/><text:tab/><text:tab/><text:tab/><text:tab/><text:tab/>$.fancybox({</text:p>
      <text:p text:style-name="Preformatted_20_Text"><text:tab/><text:tab/><text:tab/><text:tab/><text:tab/><text:tab/><text:tab/><text:tab/>type : 'iframe',</text:p>
      <text:p text:style-name="Preformatted_20_Text"><text:tab/><text:tab/><text:tab/><text:tab/><text:tab/><text:tab/><text:tab/><text:tab/>href: urlVideoFancyBox,</text:p>
      <text:p text:style-name="Preformatted_20_Text"><text:tab/><text:tab/><text:tab/><text:tab/><text:tab/><text:tab/><text:tab/><text:tab/>openEffect : 'none',</text:p>
      <text:p text:style-name="Preformatted_20_Text"><text:tab/><text:tab/><text:tab/><text:tab/><text:tab/><text:tab/><text:tab/><text:tab/>width : 960,</text:p>
      <text:p text:style-name="Preformatted_20_Text"><text:tab/><text:tab/><text:tab/><text:tab/><text:tab/><text:tab/><text:tab/><text:tab/>height: 540,</text:p>
      <text:p text:style-name="Preformatted_20_Text"><text:tab/><text:tab/><text:tab/><text:tab/><text:tab/><text:tab/><text:tab/><text:tab/>closeEffect : 'none',</text:p>
      <text:p text:style-name="Preformatted_20_Text"><text:tab/><text:tab/><text:tab/><text:tab/><text:tab/><text:tab/><text:tab/><text:tab/>nextEffect : 'none',</text:p>
      <text:p text:style-name="Preformatted_20_Text"><text:tab/><text:tab/><text:tab/><text:tab/><text:tab/><text:tab/><text:tab/><text:tab/>prevEffect : 'none',</text:p>
      <text:p text:style-name="Preformatted_20_Text"><text:tab/><text:tab/><text:tab/><text:tab/><text:tab/><text:tab/><text:tab/><text:tab/>padding : 0,</text:p>
      <text:p text:style-name="Preformatted_20_Text"><text:tab/><text:tab/><text:tab/><text:tab/><text:tab/><text:tab/><text:tab/><text:tab/>margin : [20, 60, 20, 60], // Increase left/right margin</text:p>
      <text:p text:style-name="Preformatted_20_Text"><text:tab/><text:tab/><text:tab/><text:tab/><text:tab/><text:tab/><text:tab/><text:tab/>helpers: { overlay: { locked: false } }</text:p>
      <text:p text:style-name="Preformatted_20_Text"><text:tab/><text:tab/><text:tab/><text:tab/><text:tab/><text:tab/><text:tab/>});</text:p>
      <text:p text:style-name="Preformatted_20_Text"><text:tab/><text:tab/><text:tab/><text:tab/><text:tab/><text:tab/>}</text:p>
      <text:p text:style-name="Preformatted_20_Text"><text:tab/><text:tab/><text:tab/><text:tab/><text:tab/><text:tab/>var ticker=new Ticker();</text:p>
      <text:p text:style-name="Preformatted_20_Text"><text:tab/><text:tab/><text:tab/><text:tab/><text:tab/><text:tab/>$(document).ready(function() {</text:p>
      <text:p text:style-name="Preformatted_20_Text"><text:tab/><text:tab/><text:tab/><text:tab/><text:tab/><text:tab/><text:tab/>if (typeof(secciones)!='undefined') menuHeader(secciones, 82, 672, '', grFunc.NuestroHost, null, true);</text:p>
      <text:p text:style-name="Preformatted_20_Text"><text:tab/><text:tab/><text:tab/><text:tab/><text:tab/><text:tab/><text:tab/>grFunc.CargaAnuncioEspecialBottom();</text:p>
      <text:p text:style-name="Preformatted_20_Text"><text:tab/><text:tab/><text:tab/><text:tab/><text:tab/><text:tab/><text:tab/>grFunc.CargaAnuncioEspecialExpandible();</text:p>
      <text:p text:style-name="Preformatted_20_Text"><text:tab/><text:tab/><text:tab/><text:tab/><text:tab/><text:tab/><text:tab/>$("img.lazy").lazyload({threshold:280, skip_invisible:false});</text:p>
      <text:p text:style-name="Preformatted_20_Text"><text:tab/><text:tab/><text:tab/><text:tab/><text:tab/><text:tab/><text:tab/>$(".caption").capslide({caption_color:'#fff', caption_bgcolor:'none', overlay_bgcolor:'none', border:'', showcaption:true});</text:p>
      <text:p text:style-name="Preformatted_20_Text"><text:tab/><text:tab/><text:tab/><text:tab/><text:tab/><text:tab/><text:tab/>$(".riel").smoothDivScroll({touchScrolling:true, mousewheelScrolling:'', visibleHotSpotBackgrounds:'always', manualContinuousScrolling:true});</text:p>
      <text:p text:style-name="Preformatted_20_Text"><text:tab/><text:tab/><text:tab/><text:tab/><text:tab/><text:tab/><text:tab/>if ("ontouchstart" in document.documentElement){ $('html').addClass('touch'); }</text:p>
      <text:p text:style-name="Preformatted_20_Text"><text:tab/><text:tab/><text:tab/><text:tab/><text:tab/><text:tab/><text:tab/>if(document.getElementById('wrapperbanner_pubbottom') &amp;&amp; document.getElementById('tickernrm')) {</text:p>
      <text:p text:style-name="Preformatted_20_Text"><text:tab/><text:tab/><text:tab/><text:tab/><text:tab/><text:tab/><text:tab/><text:tab/>if($('#wrapperbanner_pubbottom').is(':visible') &amp;&amp; $('#tickernrm').is(':visible')) {</text:p>
      <text:p text:style-name="Preformatted_20_Text"><text:tab/><text:tab/><text:tab/><text:tab/><text:tab/><text:tab/><text:tab/><text:tab/><text:tab/>$('#wrapperbanner_pubbottom').css("bottom","53px")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soft-page-break/><text:tab/><text:tab/><text:tab/><text:tab/><text:tab/><text:tab/><text:tab/>ticker.GetTicker();</text:p>
      <text:p text:style-name="Preformatted_20_Text"><text:tab/><text:tab/><text:tab/><text:tab/><text:tab/><text:tab/>});</text:p>
      <text:p text:style-name="Preformatted_20_Text"><text:tab/><text:tab/><text:tab/><text:tab/><text:tab/>--&gt;&lt;/script&gt;&lt;script type="application/ld+json"&gt;</text:p>
      <text:p text:style-name="Preformatted_20_Text"><text:tab/><text:tab/><text:tab/><text:tab/><text:tab/><text:tab/></text:p>
      <text:p text:style-name="Preformatted_20_Text"><text:tab/><text:tab/><text:tab/><text:tab/><text:tab/><text:tab/>{"@context": "http://schema.org",</text:p>
      <text:p text:style-name="Preformatted_20_Text"><text:tab/><text:tab/><text:tab/><text:tab/><text:tab/><text:tab/>"@type": "Organization",</text:p>
      <text:p text:style-name="Preformatted_20_Text"><text:tab/><text:tab/><text:tab/><text:tab/><text:tab/><text:tab/>"url": "https://www.reforma.com",</text:p>
      <text:p text:style-name="Preformatted_20_Text"><text:tab/><text:tab/><text:tab/><text:tab/><text:tab/><text:tab/>"logo": "https://www.reforma.com/libre/imgdiseno/logo_redes.png",</text:p>
      <text:p text:style-name="Preformatted_20_Text"><text:tab/><text:tab/><text:tab/><text:tab/><text:tab/><text:tab/>"sameAs": [</text:p>
      <text:p text:style-name="Preformatted_20_Text"><text:tab/><text:tab/><text:tab/><text:tab/><text:tab/><text:tab/><text:tab/>"https://www.facebook.com/reforma/",</text:p>
      <text:p text:style-name="Preformatted_20_Text"><text:tab/><text:tab/><text:tab/><text:tab/><text:tab/><text:tab/><text:tab/>"https://twitter.com/reforma/",</text:p>
      <text:p text:style-name="Preformatted_20_Text"><text:tab/><text:tab/><text:tab/><text:tab/><text:tab/><text:tab/><text:tab/>"https://www.instagram.com/reforma/",</text:p>
      <text:p text:style-name="Preformatted_20_Text"><text:tab/><text:tab/><text:tab/><text:tab/><text:tab/><text:tab/><text:tab/>"https://www.youtube.com/user/gruporeforma"</text:p>
      <text:p text:style-name="Preformatted_20_Text"><text:tab/><text:tab/><text:tab/><text:tab/><text:tab/><text:tab/>],</text:p>
      <text:p text:style-name="Preformatted_20_Text"><text:tab/><text:tab/><text:tab/><text:tab/><text:tab/><text:tab/>"address": {</text:p>
      <text:p text:style-name="Preformatted_20_Text"><text:tab/><text:tab/><text:tab/><text:tab/><text:tab/><text:tab/><text:tab/>"@type": "PostalAddress",</text:p>
      <text:p text:style-name="Preformatted_20_Text"><text:tab/><text:tab/><text:tab/><text:tab/><text:tab/><text:tab/><text:tab/>"addressLocality": "Cd. de M�xico, M�xico",</text:p>
      <text:p text:style-name="Preformatted_20_Text"><text:tab/><text:tab/><text:tab/><text:tab/><text:tab/><text:tab/><text:tab/>"postalCode": "03310",</text:p>
      <text:p text:style-name="Preformatted_20_Text"><text:tab/><text:tab/><text:tab/><text:tab/><text:tab/><text:tab/><text:tab/>"streetAddress": "Av. M�xico Coyoac�n 40, Col. Santa Cruz Atoyac Del. Benito Ju�rez"</text:p>
      <text:p text:style-name="Preformatted_20_Text"><text:tab/><text:tab/><text:tab/><text:tab/><text:tab/><text:tab/>},</text:p>
      <text:p text:style-name="Preformatted_20_Text"><text:tab/><text:tab/><text:tab/><text:tab/><text:tab/><text:tab/>"contactPoint": [{</text:p>
      <text:p text:style-name="Preformatted_20_Text"><text:tab/><text:tab/><text:tab/><text:tab/><text:tab/><text:tab/><text:tab/><text:tab/>"@type": "ContactPoint",</text:p>
      <text:p text:style-name="Preformatted_20_Text"><text:tab/><text:tab/><text:tab/><text:tab/><text:tab/><text:tab/><text:tab/><text:tab/>"name": "Redacci�n de Reforma",</text:p>
      <text:p text:style-name="Preformatted_20_Text"><text:tab/><text:tab/><text:tab/><text:tab/><text:tab/><text:tab/><text:tab/><text:tab/>"telephone": "(+52) 55 5628 7100",</text:p>
      <text:p text:style-name="Preformatted_20_Text"><text:tab/><text:tab/><text:tab/><text:tab/><text:tab/><text:tab/><text:tab/><text:tab/>"contactType": "customer service"</text:p>
      <text:p text:style-name="Preformatted_20_Text"><text:tab/><text:tab/><text:tab/><text:tab/><text:tab/><text:tab/><text:tab/>},{</text:p>
      <text:p text:style-name="Preformatted_20_Text"><text:tab/><text:tab/><text:tab/><text:tab/><text:tab/><text:tab/><text:tab/><text:tab/>"@type": "ContactPoint",</text:p>
      <text:p text:style-name="Preformatted_20_Text"><text:tab/><text:tab/><text:tab/><text:tab/><text:tab/><text:tab/><text:tab/><text:tab/>"name": "Centro de Ayuda - Cd. de M�xico",</text:p>
      <text:p text:style-name="Preformatted_20_Text"><text:tab/><text:tab/><text:tab/><text:tab/><text:tab/><text:tab/><text:tab/><text:tab/>"telephone": "(+52) 55 5628 7777",</text:p>
      <text:p text:style-name="Preformatted_20_Text"><text:tab/><text:tab/><text:tab/><text:tab/><text:tab/><text:tab/><text:tab/><text:tab/>"contactType": "technical support"</text:p>
      <text:p text:style-name="Preformatted_20_Text"><text:tab/><text:tab/><text:tab/><text:tab/><text:tab/><text:tab/><text:tab/>},{</text:p>
      <text:p text:style-name="Preformatted_20_Text"><text:tab/><text:tab/><text:tab/><text:tab/><text:tab/><text:tab/><text:tab/><text:tab/>"@type": "ContactPoint",</text:p>
      <text:p text:style-name="Preformatted_20_Text"><text:tab/><text:tab/><text:tab/><text:tab/><text:tab/><text:tab/><text:tab/><text:tab/>"name": "Centro de Ayuda - Interior del pa�s (sin costo)",</text:p>
      <text:p text:style-name="Preformatted_20_Text"><text:tab/><text:tab/><text:tab/><text:tab/><text:tab/><text:tab/><text:tab/><text:tab/>"telephone": "(+52) 800 733 6762",</text:p>
      <text:p text:style-name="Preformatted_20_Text"><text:tab/><text:tab/><text:tab/><text:tab/><text:tab/><text:tab/><text:tab/><text:tab/>"contactType": "technical support"</text:p>
      <text:p text:style-name="Preformatted_20_Text"><text:tab/><text:tab/><text:tab/><text:tab/><text:tab/><text:tab/><text:tab/>},{</text:p>
      <text:p text:style-name="Preformatted_20_Text"><text:tab/><text:tab/><text:tab/><text:tab/><text:tab/><text:tab/><text:tab/><text:tab/>"@type": "ContactPoint",</text:p>
      <text:p text:style-name="Preformatted_20_Text"><text:tab/><text:tab/><text:tab/><text:tab/><text:tab/><text:tab/><text:tab/><text:tab/>"name": "Centro de Ayuda - E.U. y Canad� (sin costo)",</text:p>
      <text:p text:style-name="Preformatted_20_Text"><text:tab/><text:tab/><text:tab/><text:tab/><text:tab/><text:tab/><text:tab/><text:tab/>"telephone": "(+1) 866 733 6872",</text:p>
      <text:p text:style-name="Preformatted_20_Text"><text:tab/><text:tab/><text:tab/><text:tab/><text:tab/><text:tab/><text:tab/><text:tab/>"contactType": "technical support",</text:p>
      <text:p text:style-name="Preformatted_20_Text"><text:tab/><text:tab/><text:tab/><text:tab/><text:tab/><text:tab/><text:tab/><text:tab/>"contactOption": "TollFree",</text:p>
      <text:p text:style-name="Preformatted_20_Text"><text:tab/><text:tab/><text:tab/><text:tab/><text:tab/><text:tab/><text:tab/><text:tab/>"areaServed": ["US", "CA"]</text:p>
      <text:p text:style-name="Preformatted_20_Text"><text:tab/><text:tab/><text:tab/><text:tab/><text:tab/><text:tab/><text:tab/>},{</text:p>
      <text:p text:style-name="Preformatted_20_Text"><text:tab/><text:tab/><text:tab/><text:tab/><text:tab/><text:tab/><text:tab/><text:tab/>"@type": "ContactPoint",</text:p>
      <text:p text:style-name="Preformatted_20_Text"><text:tab/><text:tab/><text:tab/><text:tab/><text:tab/><text:tab/><text:tab/><text:tab/>"name": "Informes y Ventas",</text:p>
      <text:p text:style-name="Preformatted_20_Text"><text:tab/><text:tab/><text:tab/><text:tab/><text:tab/><text:tab/><text:tab/><text:tab/>"telephone": "(+52) 55 5628 7878",</text:p>
      <text:p text:style-name="Preformatted_20_Text"><text:tab/><text:tab/><text:tab/><text:tab/><text:tab/><text:tab/><text:tab/><text:tab/>"contactType": "Sales"</text:p>
      <text:p text:style-name="Preformatted_20_Text"><text:tab/><text:tab/><text:tab/><text:tab/><text:tab/><text:tab/><text:tab/>},{</text:p>
      <text:p text:style-name="Preformatted_20_Text"><text:tab/><text:tab/><text:tab/><text:tab/><text:tab/><text:tab/><text:tab/><text:tab/>"@type": "ContactPoint",</text:p>
      <text:p text:style-name="Preformatted_20_Text"><text:tab/><text:tab/><text:tab/><text:tab/><text:tab/><text:tab/><text:tab/><text:tab/>"name": "Clasificados y Suscripciones",</text:p>
      <text:p text:style-name="Preformatted_20_Text"><text:tab/><text:tab/><text:tab/><text:tab/><text:tab/><text:tab/><text:tab/><text:tab/>"telephone": "(+52) 55 5140 5140",</text:p>
      <text:p text:style-name="Preformatted_20_Text"><text:tab/><text:tab/><text:tab/><text:tab/><text:tab/><text:tab/><text:tab/><text:tab/>"contactType": "Sales"</text:p>
      <text:p text:style-name="Preformatted_20_Text"><text:tab/><text:tab/><text:tab/><text:tab/><text:tab/><text:tab/><text:tab/>},{</text:p>
      <text:p text:style-name="Preformatted_20_Text"><text:tab/><text:tab/><text:tab/><text:tab/><text:tab/><text:tab/><text:tab/><text:tab/>"@type": "ContactPoint",</text:p>
      <text:p text:style-name="Preformatted_20_Text"><text:tab/><text:tab/><text:tab/><text:tab/><text:tab/><text:tab/><text:tab/><text:tab/>"name": "Clasificados y Suscripciones",</text:p>
      <text:p text:style-name="Preformatted_20_Text"><text:soft-page-break/><text:tab/><text:tab/><text:tab/><text:tab/><text:tab/><text:tab/><text:tab/><text:tab/>"telephone": "(+52) 55 5628 7575",</text:p>
      <text:p text:style-name="Preformatted_20_Text"><text:tab/><text:tab/><text:tab/><text:tab/><text:tab/><text:tab/><text:tab/><text:tab/>"contactType": "Sales"</text:p>
      <text:p text:style-name="Preformatted_20_Text"><text:tab/><text:tab/><text:tab/><text:tab/><text:tab/><text:tab/>}]}</text:p>
      <text:p text:style-name="Preformatted_20_Text"><text:tab/><text:tab/><text:tab/><text:tab/><text:tab/><text:tab/></text:p>
      <text:p text:style-name="Preformatted_20_Text"><text:tab/><text:tab/><text:tab/><text:tab/><text:tab/>&lt;/script&gt;&lt;/body&gt;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1" svg:font-family="Tino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2pt" style:language-asian="es" style:country-asian="MX" style:font-size-complex="12pt" style:language-complex="es" style:country-complex="MX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MX" style:font-name-asian="Noto Sans CJK SC Regular" style:font-size-asian="12pt" style:language-asian="es" style:country-asian="MX" style:font-name-complex="DejaVu Sans Condensed" style:font-size-complex="12pt" style:language-complex="es" style:country-complex="MX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Regular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nos1" fo:font-size="10pt" style:font-name-asian="Tinos1" style:font-size-asian="10pt" style:font-name-complex="Tinos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8" meta:paragraph-count="1165" meta:word-count="7245" meta:character-count="117744"/>
    <dc:date>2019-07-05T01:01:54</dc:date>
    <dc:creator>Jesus Colunga</dc:creator>
    <meta:generator>OpenOffice/4.1.5$Unix OpenOffice.org_project/415m1$Build-9789</meta:generator>
  </office:meta>
</office:document-meta>
</file>